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D" table:style-name="ta1">
        <table:shapes>
          <draw:frame draw:z-index="0" draw:style-name="gr1" draw:text-style-name="P1" svg:width="10.5197in" svg:height="4.9984in" svg:x="8.4827in" svg:y="0.1256in">
            <draw:object draw:notify-on-update-of-ranges="1D.A1:1D.A6 1D.A1:1D.A6 1D.B1:1D.B6 1D.A2:1D.A6 1D.C1:1D.C6 1D.A1:1D.A6 1D.D1:1D.D6 1D.A1:1D.A6 1D.E1:1D.E6 1D.A1:1D.A6 1D.F1:1D.F6 1D.A1:1D.A6 1D.G1:1D.G6 1D.A1:1D.A6 1D.H1:1D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411in" svg:height="4.6957in" svg:x="8.5587in" svg:y="5.2287in">
            <draw:object draw:notify-on-update-of-ranges="1D.A21:1D.A25 1D.B21:1D.B25 1D.A21:1D.A25 1D.C21:1D.C25 1D.A21:1D.A25 1D.D21:1D.D25 1D.A21:1D.A25 1D.E21:1D.E25 1D.A21:1D.A25 1D.F21:1D.F25 1D.A21:1D.A25 1D.G21:1D.G25 1D.A21:1D.A25 1D.H21:1D.H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78" calcext:value-type="float">
            <text:p>0.378</text:p>
          </table:table-cell>
          <table:table-cell table:style-name="Default" office:value-type="float" office:value="1.395" calcext:value-type="float">
            <text:p>1.395</text:p>
          </table:table-cell>
          <table:table-cell table:style-name="Default" office:value-type="float" office:value="1.092" calcext:value-type="float">
            <text:p>1.092</text:p>
          </table:table-cell>
          <table:table-cell table:style-name="Default" office:value-type="float" office:value="1.109" calcext:value-type="float">
            <text:p>1.109</text:p>
          </table:table-cell>
          <table:table-cell table:style-name="Default" office:value-type="float" office:value="1.429" calcext:value-type="float">
            <text:p>1.429</text:p>
          </table:table-cell>
          <table:table-cell table:style-name="Default" office:value-type="float" office:value="1.508" calcext:value-type="float">
            <text:p>1.508</text:p>
          </table:table-cell>
          <table:table-cell table:style-name="Default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714" calcext:value-type="float">
            <text:p>0.714</text:p>
          </table:table-cell>
          <table:table-cell table:style-name="Default" office:value-type="float" office:value="1.292" calcext:value-type="float">
            <text:p>1.292</text:p>
          </table:table-cell>
          <table:table-cell table:style-name="Default" office:value-type="float" office:value="1.187" calcext:value-type="float">
            <text:p>1.187</text:p>
          </table:table-cell>
          <table:table-cell table:style-name="Default" office:value-type="float" office:value="1.276" calcext:value-type="float">
            <text:p>1.276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float" office:value="1.494" calcext:value-type="float">
            <text:p>1.494</text:p>
          </table:table-cell>
          <table:table-cell table:style-name="Default"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422" calcext:value-type="float">
            <text:p>1.422</text:p>
          </table:table-cell>
          <table:table-cell table:style-name="Default" office:value-type="float" office:value="1.595" calcext:value-type="float">
            <text:p>1.595</text:p>
          </table:table-cell>
          <table:table-cell table:style-name="Default" office:value-type="float" office:value="1.343" calcext:value-type="float">
            <text:p>1.343</text:p>
          </table:table-cell>
          <table:table-cell table:style-name="Default" office:value-type="float" office:value="1.213" calcext:value-type="float">
            <text:p>1.213</text:p>
          </table:table-cell>
          <table:table-cell table:style-name="Default" office:value-type="float" office:value="1.474" calcext:value-type="float">
            <text:p>1.474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836" calcext:value-type="float">
            <text:p>2.836</text:p>
          </table:table-cell>
          <table:table-cell table:style-name="Default" office:value-type="float" office:value="2.261" calcext:value-type="float">
            <text:p>2.261</text:p>
          </table:table-cell>
          <table:table-cell table:style-name="Default" office:value-type="float" office:value="1.751" calcext:value-type="float">
            <text:p>1.751</text:p>
          </table:table-cell>
          <table:table-cell table:style-name="Default" office:value-type="float" office:value="1.357" calcext:value-type="float">
            <text:p>1.357</text:p>
          </table:table-cell>
          <table:table-cell table:style-name="Default" office:value-type="float" office:value="1.535" calcext:value-type="float">
            <text:p>1.535</text:p>
          </table:table-cell>
          <table:table-cell table:style-name="Default" office:value-type="float" office:value="1.476" calcext:value-type="float">
            <text:p>1.476</text:p>
          </table:table-cell>
          <table:table-cell table:style-name="Default"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5.33" calcext:value-type="float">
            <text:p>5.33</text:p>
          </table:table-cell>
          <table:table-cell table:style-name="Default" office:value-type="float" office:value="3.194" calcext:value-type="float">
            <text:p>3.194</text:p>
          </table:table-cell>
          <table:table-cell table:style-name="Default" office:value-type="float" office:value="2.155" calcext:value-type="float">
            <text:p>2.155</text:p>
          </table:table-cell>
          <table:table-cell table:style-name="Default" office:value-type="float" office:value="1.956" calcext:value-type="float">
            <text:p>1.956</text:p>
          </table:table-cell>
          <table:table-cell table:style-name="Default" office:value-type="float" office:value="1.771" calcext:value-type="float">
            <text:p>1.771</text:p>
          </table:table-cell>
          <table:table-cell table:style-name="Default"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0.270967741935484" calcext:value-type="float">
            <text:p>0.271</text:p>
          </table:table-cell>
          <table:table-cell table:formula="of:=[.B2]/[.D2]" office:value-type="float" office:value="0.346153846153846" calcext:value-type="float">
            <text:p>0.346</text:p>
          </table:table-cell>
          <table:table-cell table:formula="of:=[.B2]/[.E2]" office:value-type="float" office:value="0.340847610459874" calcext:value-type="float">
            <text:p>0.341</text:p>
          </table:table-cell>
          <table:table-cell table:formula="of:=[.B2]/[.F2]" office:value-type="float" office:value="0.264520643806858" calcext:value-type="float">
            <text:p>0.265</text:p>
          </table:table-cell>
          <table:table-cell table:formula="of:=[.B2]/[.G2]" office:value-type="float" office:value="0.250663129973475" calcext:value-type="float">
            <text:p>0.251</text:p>
          </table:table-cell>
          <table:table-cell table:formula="of:=[.B2]/[.H2]" office:value-type="float" office:value="0.194845360824742" calcext:value-type="float">
            <text:p>0.1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0.552631578947368" calcext:value-type="float">
            <text:p>0.553</text:p>
          </table:table-cell>
          <table:table-cell table:formula="of:=[.B3]/[.D3]" office:value-type="float" office:value="0.601516427969671" calcext:value-type="float">
            <text:p>0.602</text:p>
          </table:table-cell>
          <table:table-cell table:formula="of:=[.B3]/[.E3]" office:value-type="float" office:value="0.559561128526646" calcext:value-type="float">
            <text:p>0.560</text:p>
          </table:table-cell>
          <table:table-cell table:formula="of:=[.B3]/[.F3]" office:value-type="float" office:value="0.519272727272727" calcext:value-type="float">
            <text:p>0.519</text:p>
          </table:table-cell>
          <table:table-cell table:formula="of:=[.B3]/[.G3]" office:value-type="float" office:value="0.477911646586345" calcext:value-type="float">
            <text:p>0.478</text:p>
          </table:table-cell>
          <table:table-cell table:formula="of:=[.B3]/[.H3]" office:value-type="float" office:value="0.470355731225296" calcext:value-type="float">
            <text:p>0.47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0.89153605015674" calcext:value-type="float">
            <text:p>0.892</text:p>
          </table:table-cell>
          <table:table-cell table:formula="of:=[.B4]/[.D4]" office:value-type="float" office:value="1.05882352941176" calcext:value-type="float">
            <text:p>1.059</text:p>
          </table:table-cell>
          <table:table-cell table:formula="of:=[.B4]/[.E4]" office:value-type="float" office:value="1.17230008244023" calcext:value-type="float">
            <text:p>1.172</text:p>
          </table:table-cell>
          <table:table-cell table:formula="of:=[.B4]/[.F4]" office:value-type="float" office:value="0.96472184531886" calcext:value-type="float">
            <text:p>0.965</text:p>
          </table:table-cell>
          <table:table-cell table:formula="of:=[.B4]/[.G4]" office:value-type="float" office:value="0.9875" calcext:value-type="float">
            <text:p>0.988</text:p>
          </table:table-cell>
          <table:table-cell table:formula="of:=[.B4]/[.H4]" office:value-type="float" office:value="0.898862199747155" calcext:value-type="float">
            <text:p>0.8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25431225121628" calcext:value-type="float">
            <text:p>1.254</text:p>
          </table:table-cell>
          <table:table-cell table:formula="of:=[.B5]/[.D5]" office:value-type="float" office:value="1.61964591661907" calcext:value-type="float">
            <text:p>1.620</text:p>
          </table:table-cell>
          <table:table-cell table:formula="of:=[.B5]/[.E5]" office:value-type="float" office:value="2.08990420044215" calcext:value-type="float">
            <text:p>2.090</text:p>
          </table:table-cell>
          <table:table-cell table:formula="of:=[.B5]/[.F5]" office:value-type="float" office:value="1.84755700325733" calcext:value-type="float">
            <text:p>1.848</text:p>
          </table:table-cell>
          <table:table-cell table:formula="of:=[.B5]/[.G5]" office:value-type="float" office:value="1.92140921409214" calcext:value-type="float">
            <text:p>1.921</text:p>
          </table:table-cell>
          <table:table-cell table:formula="of:=[.B5]/[.H5]" office:value-type="float" office:value="1.83204134366925" calcext:value-type="float">
            <text:p>1.8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B6]/[.C6]" office:value-type="float" office:value="1.66979362101313" calcext:value-type="float">
            <text:p>1.670</text:p>
          </table:table-cell>
          <table:table-cell table:formula="of:=[.B6]/[.D6]" office:value-type="float" office:value="2.78647463994991" calcext:value-type="float">
            <text:p>2.786</text:p>
          </table:table-cell>
          <table:table-cell table:formula="of:=[.B6]/[.E6]" office:value-type="float" office:value="4.12993039443156" calcext:value-type="float">
            <text:p>4.130</text:p>
          </table:table-cell>
          <table:table-cell table:formula="of:=[.B6]/[.F6]" office:value-type="float" office:value="4.55010224948875" calcext:value-type="float">
            <text:p>4.550</text:p>
          </table:table-cell>
          <table:table-cell table:formula="of:=[.B6]/[.G6]" office:value-type="float" office:value="5.02540937323546" calcext:value-type="float">
            <text:p>5.025</text:p>
          </table:table-cell>
          <table:table-cell table:formula="of:=[.B6]/[.H6]" office:value-type="float" office:value="5.58694287507847" calcext:value-type="float">
            <text:p>5.587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135483870967742" calcext:value-type="float">
            <text:p>0.135</text:p>
          </table:table-cell>
          <table:table-cell table:formula="of:=[.D8]/4" office:value-type="float" office:value="0.0865384615384615" calcext:value-type="float">
            <text:p>0.087</text:p>
          </table:table-cell>
          <table:table-cell table:formula="of:=[.E8]/8" office:value-type="float" office:value="0.0426059513074842" calcext:value-type="float">
            <text:p>0.043</text:p>
          </table:table-cell>
          <table:table-cell table:formula="of:=[.F8]/16" office:value-type="float" office:value="0.0165325402379286" calcext:value-type="float">
            <text:p>0.017</text:p>
          </table:table-cell>
          <table:table-cell table:formula="of:=[.G8]/32" office:value-type="float" office:value="0.00783322281167109" calcext:value-type="float">
            <text:p>0.008</text:p>
          </table:table-cell>
          <table:table-cell table:formula="of:=[.H8]/64" office:value-type="float" office:value="0.0030444587628866" calcext:value-type="float">
            <text:p>0.0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276315789473684" calcext:value-type="float">
            <text:p>0.276</text:p>
          </table:table-cell>
          <table:table-cell table:formula="of:=[.D9]/4" office:value-type="float" office:value="0.150379106992418" calcext:value-type="float">
            <text:p>0.150</text:p>
          </table:table-cell>
          <table:table-cell table:formula="of:=[.E9]/8" office:value-type="float" office:value="0.0699451410658307" calcext:value-type="float">
            <text:p>0.070</text:p>
          </table:table-cell>
          <table:table-cell table:formula="of:=[.F9]/16" office:value-type="float" office:value="0.0324545454545455" calcext:value-type="float">
            <text:p>0.032</text:p>
          </table:table-cell>
          <table:table-cell table:formula="of:=[.G9]/32" office:value-type="float" office:value="0.0149347389558233" calcext:value-type="float">
            <text:p>0.015</text:p>
          </table:table-cell>
          <table:table-cell table:formula="of:=[.H9]/64" office:value-type="float" office:value="0.00734930830039526" calcext:value-type="float">
            <text:p>0.0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44576802507837" calcext:value-type="float">
            <text:p>0.446</text:p>
          </table:table-cell>
          <table:table-cell table:formula="of:=[.D10]/4" office:value-type="float" office:value="0.264705882352941" calcext:value-type="float">
            <text:p>0.265</text:p>
          </table:table-cell>
          <table:table-cell table:formula="of:=[.E10]/8" office:value-type="float" office:value="0.146537510305029" calcext:value-type="float">
            <text:p>0.147</text:p>
          </table:table-cell>
          <table:table-cell table:formula="of:=[.F10]/16" office:value-type="float" office:value="0.0602951153324288" calcext:value-type="float">
            <text:p>0.060</text:p>
          </table:table-cell>
          <table:table-cell table:formula="of:=[.G10]/32" office:value-type="float" office:value="0.030859375" calcext:value-type="float">
            <text:p>0.031</text:p>
          </table:table-cell>
          <table:table-cell table:formula="of:=[.H10]/64" office:value-type="float" office:value="0.0140447218710493" calcext:value-type="float">
            <text:p>0.0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627156125608138" calcext:value-type="float">
            <text:p>0.627</text:p>
          </table:table-cell>
          <table:table-cell table:formula="of:=[.D11]/4" office:value-type="float" office:value="0.404911479154769" calcext:value-type="float">
            <text:p>0.405</text:p>
          </table:table-cell>
          <table:table-cell table:formula="of:=[.E11]/8" office:value-type="float" office:value="0.261238025055269" calcext:value-type="float">
            <text:p>0.261</text:p>
          </table:table-cell>
          <table:table-cell table:formula="of:=[.F11]/16" office:value-type="float" office:value="0.115472312703583" calcext:value-type="float">
            <text:p>0.115</text:p>
          </table:table-cell>
          <table:table-cell table:formula="of:=[.G11]/32" office:value-type="float" office:value="0.0600440379403794" calcext:value-type="float">
            <text:p>0.060</text:p>
          </table:table-cell>
          <table:table-cell table:formula="of:=[.H11]/64" office:value-type="float" office:value="0.028625645994832" calcext:value-type="float">
            <text:p>0.0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B12]/1" office:value-type="float" office:value="1" calcext:value-type="float">
            <text:p>1</text:p>
          </table:table-cell>
          <table:table-cell table:formula="of:=[.C12]/2" office:value-type="float" office:value="0.834896810506567" calcext:value-type="float">
            <text:p>0.835</text:p>
          </table:table-cell>
          <table:table-cell table:formula="of:=[.D12]/4" office:value-type="float" office:value="0.696618659987476" calcext:value-type="float">
            <text:p>0.697</text:p>
          </table:table-cell>
          <table:table-cell table:formula="of:=[.E12]/8" office:value-type="float" office:value="0.516241299303944" calcext:value-type="float">
            <text:p>0.516</text:p>
          </table:table-cell>
          <table:table-cell table:formula="of:=[.F12]/16" office:value-type="float" office:value="0.284381390593047" calcext:value-type="float">
            <text:p>0.284</text:p>
          </table:table-cell>
          <table:table-cell table:formula="of:=[.G12]/32" office:value-type="float" office:value="0.157044042913608" calcext:value-type="float">
            <text:p>0.157</text:p>
          </table:table-cell>
          <table:table-cell table:formula="of:=[.H12]/64" office:value-type="float" office:value="0.0872959824231011" calcext:value-type="float">
            <text:p>0.087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 table:formula="of:=[.A21]*3/[.B2]" office:value-type="float" office:value="8047.61904761905" calcext:value-type="float">
            <text:p>8047.619</text:p>
          </table:table-cell>
          <table:table-cell table:formula="of:=[.A21]*3/[.C2]" office:value-type="float" office:value="2180.64516129032" calcext:value-type="float">
            <text:p>2180.645</text:p>
          </table:table-cell>
          <table:table-cell table:formula="of:=[.A21]*3/[.D2]" office:value-type="float" office:value="2785.71428571429" calcext:value-type="float">
            <text:p>2785.714</text:p>
          </table:table-cell>
          <table:table-cell table:formula="of:=[.A21]*3/[.E2]" office:value-type="float" office:value="2743.01172227232" calcext:value-type="float">
            <text:p>2743.012</text:p>
          </table:table-cell>
          <table:table-cell table:formula="of:=[.A21]*3/[.F2]" office:value-type="float" office:value="2128.76137158852" calcext:value-type="float">
            <text:p>2128.761</text:p>
          </table:table-cell>
          <table:table-cell table:formula="of:=[.A21]*3/[.G2]" office:value-type="float" office:value="2017.24137931034" calcext:value-type="float">
            <text:p>2017.241</text:p>
          </table:table-cell>
          <table:table-cell table:formula="of:=[.A21]*3/[.H2]" office:value-type="float" office:value="1568.0412371134" calcext:value-type="float">
            <text:p>1568.0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table:formula="of:=[.A22]*3/[.B3]" office:value-type="float" office:value="8605.04201680672" calcext:value-type="float">
            <text:p>8605.042</text:p>
          </table:table-cell>
          <table:table-cell table:formula="of:=[.A22]*3/[.C3]" office:value-type="float" office:value="4755.41795665635" calcext:value-type="float">
            <text:p>4755.418</text:p>
          </table:table-cell>
          <table:table-cell table:formula="of:=[.A22]*3/[.D3]" office:value-type="float" office:value="5176.07413647852" calcext:value-type="float">
            <text:p>5176.074</text:p>
          </table:table-cell>
          <table:table-cell table:formula="of:=[.A22]*3/[.E3]" office:value-type="float" office:value="4815.04702194357" calcext:value-type="float">
            <text:p>4815.047</text:p>
          </table:table-cell>
          <table:table-cell table:formula="of:=[.A22]*3/[.F3]" office:value-type="float" office:value="4468.36363636364" calcext:value-type="float">
            <text:p>4468.364</text:p>
          </table:table-cell>
          <table:table-cell table:formula="of:=[.A22]*3/[.G3]" office:value-type="float" office:value="4112.44979919679" calcext:value-type="float">
            <text:p>4112.450</text:p>
          </table:table-cell>
          <table:table-cell table:formula="of:=[.A22]*3/[.H3]" office:value-type="float" office:value="4047.43083003953" calcext:value-type="float">
            <text:p>4047.4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table:formula="of:=[.A23]*3/[.B4]" office:value-type="float" office:value="8641.35021097046" calcext:value-type="float">
            <text:p>8641.350</text:p>
          </table:table-cell>
          <table:table-cell table:formula="of:=[.A23]*3/[.C4]" office:value-type="float" office:value="7704.07523510972" calcext:value-type="float">
            <text:p>7704.075</text:p>
          </table:table-cell>
          <table:table-cell table:formula="of:=[.A23]*3/[.D4]" office:value-type="float" office:value="9149.66492926284" calcext:value-type="float">
            <text:p>9149.665</text:p>
          </table:table-cell>
          <table:table-cell table:formula="of:=[.A23]*3/[.E4]" office:value-type="float" office:value="10130.2555647156" calcext:value-type="float">
            <text:p>10130.256</text:p>
          </table:table-cell>
          <table:table-cell table:formula="of:=[.A23]*3/[.F4]" office:value-type="float" office:value="8336.49932157395" calcext:value-type="float">
            <text:p>8336.499</text:p>
          </table:table-cell>
          <table:table-cell table:formula="of:=[.A23]*3/[.G4]" office:value-type="float" office:value="8533.33333333333" calcext:value-type="float">
            <text:p>8533.333</text:p>
          </table:table-cell>
          <table:table-cell table:formula="of:=[.A23]*3/[.H4]" office:value-type="float" office:value="7767.38305941846" calcext:value-type="float">
            <text:p>7767.3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" table:formula="of:=[.A24]*3/[.B5]" office:value-type="float" office:value="8665.72637517631" calcext:value-type="float">
            <text:p>8665.726</text:p>
          </table:table-cell>
          <table:table-cell table:formula="of:=[.A24]*3/[.C5]" office:value-type="float" office:value="10869.5267580717" calcext:value-type="float">
            <text:p>10869.527</text:p>
          </table:table-cell>
          <table:table-cell table:formula="of:=[.A24]*3/[.D5]" office:value-type="float" office:value="14035.4083380925" calcext:value-type="float">
            <text:p>14035.408</text:p>
          </table:table-cell>
          <table:table-cell table:formula="of:=[.A24]*3/[.E5]" office:value-type="float" office:value="18110.5379513633" calcext:value-type="float">
            <text:p>18110.538</text:p>
          </table:table-cell>
          <table:table-cell table:formula="of:=[.A24]*3/[.F5]" office:value-type="float" office:value="16010.4234527687" calcext:value-type="float">
            <text:p>16010.423</text:p>
          </table:table-cell>
          <table:table-cell table:formula="of:=[.A24]*3/[.G5]" office:value-type="float" office:value="16650.406504065" calcext:value-type="float">
            <text:p>16650.407</text:p>
          </table:table-cell>
          <table:table-cell table:formula="of:=[.A24]*3/[.H5]" office:value-type="float" office:value="15875.9689922481" calcext:value-type="float">
            <text:p>15875.9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" table:formula="of:=[.A25]*3/[.B6]" office:value-type="float" office:value="5522.69662921348" calcext:value-type="float">
            <text:p>5522.697</text:p>
          </table:table-cell>
          <table:table-cell table:formula="of:=[.A25]*3/[.C6]" office:value-type="float" office:value="9221.76360225141" calcext:value-type="float">
            <text:p>9221.764</text:p>
          </table:table-cell>
          <table:table-cell table:formula="of:=[.A25]*3/[.D6]" office:value-type="float" office:value="15388.8541014402" calcext:value-type="float">
            <text:p>15388.854</text:p>
          </table:table-cell>
          <table:table-cell table:formula="of:=[.A25]*3/[.E6]" office:value-type="float" office:value="22808.3526682135" calcext:value-type="float">
            <text:p>22808.353</text:p>
          </table:table-cell>
          <table:table-cell table:formula="of:=[.A25]*3/[.F6]" office:value-type="float" office:value="25128.8343558282" calcext:value-type="float">
            <text:p>25128.834</text:p>
          </table:table-cell>
          <table:table-cell table:formula="of:=[.A25]*3/[.G6]" office:value-type="float" office:value="27753.8114059853" calcext:value-type="float">
            <text:p>27753.811</text:p>
          </table:table-cell>
          <table:table-cell table:formula="of:=[.A25]*3/[.H6]" office:value-type="float" office:value="30854.9905838041" calcext:value-type="float">
            <text:p>30854.991</text:p>
          </table:table-cell>
        </table:table-row>
      </table:table>
      <table:table table:name="2D" table:style-name="ta1">
        <table:shapes>
          <draw:frame draw:z-index="0" draw:style-name="gr1" draw:text-style-name="P1" svg:width="9.6413in" svg:height="5.4299in" svg:x="8.472in" svg:y="0.2512in">
            <draw:object draw:notify-on-update-of-ranges="2D.A20:2D.A23 2D.B2:2D.B5 2D.A20:2D.A23 2D.C2:2D.C5 2D.A20:2D.A23 2D.D2:2D.D5 2D.A20:2D.A23 2D.E2:2D.E5 2D.A20:2D.A23 2D.F2:2D.F5 2D.A20:2D.A23 2D.G2:2D.G5 2D.A20:2D.A23 2D.H2:2D.H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5429in" svg:height="5.3748in" svg:x="8.537in" svg:y="5.752in">
            <draw:object draw:notify-on-update-of-ranges="2D.A20:2D.A23 2D.B20:2D.B23 2D.A20:2D.A23 2D.C20:2D.C23 2D.A20:2D.A23 2D.D20:2D.D23 2D.A20:2D.A23 2D.E20:2D.E23 2D.A20:2D.A23 2D.F20:2D.F23 2D.A20:2D.A23 2D.G20:2D.G23 2D.A20:2D.A23 2D.H20:2D.H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string" calcext:value-type="string">
            <text:p>128 x 128</text:p>
          </table:table-cell>
          <table:table-cell office:value-type="float" office:value="10.927" calcext:value-type="float">
            <text:p>10.927</text:p>
          </table:table-cell>
          <table:table-cell table:style-name="Default" office:value-type="float" office:value="6.635" calcext:value-type="float">
            <text:p>6.635</text:p>
          </table:table-cell>
          <table:table-cell table:style-name="Default" office:value-type="float" office:value="4.215" calcext:value-type="float">
            <text:p>4.215</text:p>
          </table:table-cell>
          <table:table-cell table:style-name="Default" office:value-type="float" office:value="3.197" calcext:value-type="float">
            <text:p>3.197</text:p>
          </table:table-cell>
          <table:table-cell table:style-name="Default" office:value-type="float" office:value="3.342" calcext:value-type="float">
            <text:p>3.342</text:p>
          </table:table-cell>
          <table:table-cell table:style-name="Default" office:value-type="float" office:value="3.365" calcext:value-type="float">
            <text:p>3.365</text:p>
          </table:table-cell>
          <table:table-cell table:style-name="Default"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office:value-type="float" office:value="43.581" calcext:value-type="float">
            <text:p>43.581</text:p>
          </table:table-cell>
          <table:table-cell table:style-name="Default" office:value-type="float" office:value="23.191" calcext:value-type="float">
            <text:p>23.191</text:p>
          </table:table-cell>
          <table:table-cell table:style-name="Default" office:value-type="float" office:value="12.68" calcext:value-type="float">
            <text:p>12.68</text:p>
          </table:table-cell>
          <table:table-cell table:style-name="Default" office:value-type="float" office:value="7.438" calcext:value-type="float">
            <text:p>7.438</text:p>
          </table:table-cell>
          <table:table-cell table:style-name="Default" office:value-type="float" office:value="5.735" calcext:value-type="float">
            <text:p>5.735</text:p>
          </table:table-cell>
          <table:table-cell table:style-name="Default" office:value-type="float" office:value="4.529" calcext:value-type="float">
            <text:p>4.529</text:p>
          </table:table-cell>
          <table:table-cell table:style-name="Default" office:value-type="float" office:value="17.122" calcext:value-type="float">
            <text:p>17.122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office:value-type="float" office:value="174.354" calcext:value-type="float">
            <text:p>174.354</text:p>
          </table:table-cell>
          <table:table-cell table:style-name="Default" office:value-type="float" office:value="89.231" calcext:value-type="float">
            <text:p>89.231</text:p>
          </table:table-cell>
          <table:table-cell table:style-name="Default" office:value-type="float" office:value="46.451" calcext:value-type="float">
            <text:p>46.451</text:p>
          </table:table-cell>
          <table:table-cell table:style-name="Default" office:value-type="float" office:value="24.593" calcext:value-type="float">
            <text:p>24.593</text:p>
          </table:table-cell>
          <table:table-cell table:style-name="Default" office:value-type="float" office:value="14.884" calcext:value-type="float">
            <text:p>14.884</text:p>
          </table:table-cell>
          <table:table-cell table:style-name="Default" office:value-type="float" office:value="9.118" calcext:value-type="float">
            <text:p>9.118</text:p>
          </table:table-cell>
          <table:table-cell table:style-name="Default" office:value-type="float" office:value="11.465" calcext:value-type="float">
            <text:p>11.465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office:value-type="float" office:value="714.765" calcext:value-type="float">
            <text:p>714.765</text:p>
          </table:table-cell>
          <table:table-cell table:style-name="Default" office:value-type="float" office:value="366.571" calcext:value-type="float">
            <text:p>366.571</text:p>
          </table:table-cell>
          <table:table-cell table:style-name="Default" office:value-type="float" office:value="188.441" calcext:value-type="float">
            <text:p>188.441</text:p>
          </table:table-cell>
          <table:table-cell table:style-name="Default" office:value-type="float" office:value="98.249" calcext:value-type="float">
            <text:p>98.249</text:p>
          </table:table-cell>
          <table:table-cell table:style-name="Default" office:value-type="float" office:value="52.039" calcext:value-type="float">
            <text:p>52.039</text:p>
          </table:table-cell>
          <table:table-cell table:style-name="Default" office:value-type="float" office:value="26.693" calcext:value-type="float">
            <text:p>26.693</text:p>
          </table:table-cell>
          <table:table-cell table:style-name="Default" office:value-type="float" office:value="17.098" calcext:value-type="float">
            <text:p>17.09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28 x 128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1.64687264506405" calcext:value-type="float">
            <text:p>1.647</text:p>
          </table:table-cell>
          <table:table-cell table:formula="of:=[.B2]/[.D2]" office:value-type="float" office:value="2.59240806642942" calcext:value-type="float">
            <text:p>2.592</text:p>
          </table:table-cell>
          <table:table-cell table:formula="of:=[.B2]/[.E2]" office:value-type="float" office:value="3.41789177353769" calcext:value-type="float">
            <text:p>3.418</text:p>
          </table:table-cell>
          <table:table-cell table:formula="of:=[.B2]/[.F2]" office:value-type="float" office:value="3.26959904248953" calcext:value-type="float">
            <text:p>3.270</text:p>
          </table:table-cell>
          <table:table-cell table:formula="of:=[.B2]/[.G2]" office:value-type="float" office:value="3.24725111441308" calcext:value-type="float">
            <text:p>3.247</text:p>
          </table:table-cell>
          <table:table-cell table:formula="of:=[.B2]/[.H2]" office:value-type="float" office:value="0.6125" calcext:value-type="float">
            <text:p>0.613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87922038721918" calcext:value-type="float">
            <text:p>1.879</text:p>
          </table:table-cell>
          <table:table-cell table:formula="of:=[.B3]/[.D3]" office:value-type="float" office:value="3.43698738170347" calcext:value-type="float">
            <text:p>3.437</text:p>
          </table:table-cell>
          <table:table-cell table:formula="of:=[.B3]/[.E3]" office:value-type="float" office:value="5.85923635385857" calcext:value-type="float">
            <text:p>5.859</text:p>
          </table:table-cell>
          <table:table-cell table:formula="of:=[.B3]/[.F3]" office:value-type="float" office:value="7.59912816041848" calcext:value-type="float">
            <text:p>7.599</text:p>
          </table:table-cell>
          <table:table-cell table:formula="of:=[.B3]/[.G3]" office:value-type="float" office:value="9.62265400750718" calcext:value-type="float">
            <text:p>9.623</text:p>
          </table:table-cell>
          <table:table-cell table:formula="of:=[.B3]/[.H3]" office:value-type="float" office:value="2.54532180819998" calcext:value-type="float">
            <text:p>2.545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1.95396218802882" calcext:value-type="float">
            <text:p>1.954</text:p>
          </table:table-cell>
          <table:table-cell table:formula="of:=[.B4]/[.D4]" office:value-type="float" office:value="3.7535036920626" calcext:value-type="float">
            <text:p>3.754</text:p>
          </table:table-cell>
          <table:table-cell table:formula="of:=[.B4]/[.E4]" office:value-type="float" office:value="7.08957833529866" calcext:value-type="float">
            <text:p>7.090</text:p>
          </table:table-cell>
          <table:table-cell table:formula="of:=[.B4]/[.F4]" office:value-type="float" office:value="11.7141897339425" calcext:value-type="float">
            <text:p>11.714</text:p>
          </table:table-cell>
          <table:table-cell table:formula="of:=[.B4]/[.G4]" office:value-type="float" office:value="19.1219565694231" calcext:value-type="float">
            <text:p>19.122</text:p>
          </table:table-cell>
          <table:table-cell table:formula="of:=[.B4]/[.H4]" office:value-type="float" office:value="15.2075010902748" calcext:value-type="float">
            <text:p>15.208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94986782915179" calcext:value-type="float">
            <text:p>1.950</text:p>
          </table:table-cell>
          <table:table-cell table:formula="of:=[.B5]/[.D5]" office:value-type="float" office:value="3.79304397662929" calcext:value-type="float">
            <text:p>3.793</text:p>
          </table:table-cell>
          <table:table-cell table:formula="of:=[.B5]/[.E5]" office:value-type="float" office:value="7.27503587822777" calcext:value-type="float">
            <text:p>7.275</text:p>
          </table:table-cell>
          <table:table-cell table:formula="of:=[.B5]/[.F5]" office:value-type="float" office:value="13.7351793846923" calcext:value-type="float">
            <text:p>13.735</text:p>
          </table:table-cell>
          <table:table-cell table:formula="of:=[.B5]/[.G5]" office:value-type="float" office:value="26.7772449705915" calcext:value-type="float">
            <text:p>26.777</text:p>
          </table:table-cell>
          <table:table-cell table:formula="of:=[.B5]/[.H5]" office:value-type="float" office:value="41.8040121651655" calcext:value-type="float">
            <text:p>41.804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28 x 128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823436322532027" calcext:value-type="float">
            <text:p>0.823</text:p>
          </table:table-cell>
          <table:table-cell table:formula="of:=[.D8]/4" office:value-type="float" office:value="0.648102016607355" calcext:value-type="float">
            <text:p>0.648</text:p>
          </table:table-cell>
          <table:table-cell table:formula="of:=[.E8]/8" office:value-type="float" office:value="0.427236471692211" calcext:value-type="float">
            <text:p>0.427</text:p>
          </table:table-cell>
          <table:table-cell table:formula="of:=[.F8]/16" office:value-type="float" office:value="0.204349940155595" calcext:value-type="float">
            <text:p>0.204</text:p>
          </table:table-cell>
          <table:table-cell table:formula="of:=[.G8]/32" office:value-type="float" office:value="0.101476597325409" calcext:value-type="float">
            <text:p>0.101</text:p>
          </table:table-cell>
          <table:table-cell table:formula="of:=[.H8]/64" office:value-type="float" office:value="0.0095703125" calcext:value-type="float">
            <text:p>0.010</text:p>
          </table:table-cell>
        </table:table-row>
        <table:table-row table:style-name="ro1">
          <table:table-cell office:value-type="string" calcext:value-type="string">
            <text:p>256 x 256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93961019360959" calcext:value-type="float">
            <text:p>0.940</text:p>
          </table:table-cell>
          <table:table-cell table:formula="of:=[.D9]/4" office:value-type="float" office:value="0.859246845425868" calcext:value-type="float">
            <text:p>0.859</text:p>
          </table:table-cell>
          <table:table-cell table:formula="of:=[.E9]/8" office:value-type="float" office:value="0.732404544232321" calcext:value-type="float">
            <text:p>0.732</text:p>
          </table:table-cell>
          <table:table-cell table:formula="of:=[.F9]/16" office:value-type="float" office:value="0.474945510026155" calcext:value-type="float">
            <text:p>0.475</text:p>
          </table:table-cell>
          <table:table-cell table:formula="of:=[.G9]/32" office:value-type="float" office:value="0.300707937734599" calcext:value-type="float">
            <text:p>0.301</text:p>
          </table:table-cell>
          <table:table-cell table:formula="of:=[.H9]/64" office:value-type="float" office:value="0.0397706532531246" calcext:value-type="float">
            <text:p>0.040</text:p>
          </table:table-cell>
        </table:table-row>
        <table:table-row table:style-name="ro1">
          <table:table-cell office:value-type="string" calcext:value-type="string">
            <text:p>512 x 512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976981094014412" calcext:value-type="float">
            <text:p>0.977</text:p>
          </table:table-cell>
          <table:table-cell table:formula="of:=[.D10]/4" office:value-type="float" office:value="0.938375923015651" calcext:value-type="float">
            <text:p>0.938</text:p>
          </table:table-cell>
          <table:table-cell table:formula="of:=[.E10]/8" office:value-type="float" office:value="0.886197291912333" calcext:value-type="float">
            <text:p>0.886</text:p>
          </table:table-cell>
          <table:table-cell table:formula="of:=[.F10]/16" office:value-type="float" office:value="0.732136858371406" calcext:value-type="float">
            <text:p>0.732</text:p>
          </table:table-cell>
          <table:table-cell table:formula="of:=[.G10]/32" office:value-type="float" office:value="0.597561142794473" calcext:value-type="float">
            <text:p>0.598</text:p>
          </table:table-cell>
          <table:table-cell table:formula="of:=[.H10]/64" office:value-type="float" office:value="0.237617204535543" calcext:value-type="float">
            <text:p>0.238</text:p>
          </table:table-cell>
        </table:table-row>
        <table:table-row table:style-name="ro1">
          <table:table-cell office:value-type="string" calcext:value-type="string">
            <text:p>1024 x 1024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974933914575894" calcext:value-type="float">
            <text:p>0.975</text:p>
          </table:table-cell>
          <table:table-cell table:formula="of:=[.D11]/4" office:value-type="float" office:value="0.948260994157323" calcext:value-type="float">
            <text:p>0.948</text:p>
          </table:table-cell>
          <table:table-cell table:formula="of:=[.E11]/8" office:value-type="float" office:value="0.909379484778471" calcext:value-type="float">
            <text:p>0.909</text:p>
          </table:table-cell>
          <table:table-cell table:formula="of:=[.F11]/16" office:value-type="float" office:value="0.858448711543266" calcext:value-type="float">
            <text:p>0.858</text:p>
          </table:table-cell>
          <table:table-cell table:formula="of:=[.G11]/32" office:value-type="float" office:value="0.836788905330986" calcext:value-type="float">
            <text:p>0.837</text:p>
          </table:table-cell>
          <table:table-cell table:formula="of:=[.H11]/64" office:value-type="float" office:value="0.653187690080711" calcext:value-type="float">
            <text:p>0.653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table:formula="of:=128*128" office:value-type="float" office:value="16384" calcext:value-type="float">
            <text:p>16384</text:p>
          </table:table-cell>
          <table:table-cell table:style-name="ce1" table:formula="of:=[.A20]*5/[.B2]" office:value-type="float" office:value="7497.02571611604" calcext:value-type="float">
            <text:p>7497.026</text:p>
          </table:table-cell>
          <table:table-cell table:formula="of:=[.A20]*5/[.C2]" office:value-type="float" office:value="12346.6465712133" calcext:value-type="float">
            <text:p>12346.647</text:p>
          </table:table-cell>
          <table:table-cell table:formula="of:=[.A20]*5/[.D2]" office:value-type="float" office:value="19435.349940688" calcext:value-type="float">
            <text:p>19435.350</text:p>
          </table:table-cell>
          <table:table-cell table:formula="of:=[.A20]*5/[.E2]" office:value-type="float" office:value="25624.0225211135" calcext:value-type="float">
            <text:p>25624.023</text:p>
          </table:table-cell>
          <table:table-cell table:formula="of:=[.A20]*5/[.F2]" office:value-type="float" office:value="24512.2681029324" calcext:value-type="float">
            <text:p>24512.268</text:p>
          </table:table-cell>
          <table:table-cell table:formula="of:=[.A20]*5/[.G2]" office:value-type="float" office:value="24344.7251114413" calcext:value-type="float">
            <text:p>24344.725</text:p>
          </table:table-cell>
          <table:table-cell table:formula="of:=[.A20]*5/[.H2]" office:value-type="float" office:value="4591.92825112108" calcext:value-type="float">
            <text:p>4591.928</text:p>
          </table:table-cell>
        </table:table-row>
        <table:table-row table:style-name="ro1">
          <table:table-cell table:formula="of:=256*256" office:value-type="float" office:value="65536" calcext:value-type="float">
            <text:p>65536</text:p>
          </table:table-cell>
          <table:table-cell table:style-name="ce1" table:formula="of:=[.A21]*5/[.B3]" office:value-type="float" office:value="7518.87290332943" calcext:value-type="float">
            <text:p>7518.873</text:p>
          </table:table-cell>
          <table:table-cell table:formula="of:=[.A21]*5/[.C3]" office:value-type="float" office:value="14129.6192488465" calcext:value-type="float">
            <text:p>14129.619</text:p>
          </table:table-cell>
          <table:table-cell table:formula="of:=[.A21]*5/[.D3]" office:value-type="float" office:value="25842.2712933754" calcext:value-type="float">
            <text:p>25842.271</text:p>
          </table:table-cell>
          <table:table-cell table:formula="of:=[.A21]*5/[.E3]" office:value-type="float" office:value="44054.8534552299" calcext:value-type="float">
            <text:p>44054.853</text:p>
          </table:table-cell>
          <table:table-cell table:formula="of:=[.A21]*5/[.F3]" office:value-type="float" office:value="57136.8788142982" calcext:value-type="float">
            <text:p>57136.879</text:p>
          </table:table-cell>
          <table:table-cell table:formula="of:=[.A21]*5/[.G3]" office:value-type="float" office:value="72351.5124751601" calcext:value-type="float">
            <text:p>72351.512</text:p>
          </table:table-cell>
          <table:table-cell table:formula="of:=[.A21]*5/[.H3]" office:value-type="float" office:value="19137.9511739283" calcext:value-type="float">
            <text:p>19137.951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table:formula="of:=[.A22]*5/[.B4]" office:value-type="float" office:value="7517.5791779942" calcext:value-type="float">
            <text:p>7517.579</text:p>
          </table:table-cell>
          <table:table-cell table:formula="of:=[.A22]*5/[.C4]" office:value-type="float" office:value="14689.0654593135" calcext:value-type="float">
            <text:p>14689.065</text:p>
          </table:table-cell>
          <table:table-cell table:formula="of:=[.A22]*5/[.D4]" office:value-type="float" office:value="28217.2611999742" calcext:value-type="float">
            <text:p>28217.261</text:p>
          </table:table-cell>
          <table:table-cell table:formula="of:=[.A22]*5/[.E4]" office:value-type="float" office:value="53296.4664742" calcext:value-type="float">
            <text:p>53296.466</text:p>
          </table:table-cell>
          <table:table-cell table:formula="of:=[.A22]*5/[.F4]" office:value-type="float" office:value="88062.3488309594" calcext:value-type="float">
            <text:p>88062.349</text:p>
          </table:table-cell>
          <table:table-cell table:formula="of:=[.A22]*5/[.G4]" office:value-type="float" office:value="143750.822548805" calcext:value-type="float">
            <text:p>143750.823</text:p>
          </table:table-cell>
          <table:table-cell table:formula="of:=[.A22]*5/[.H4]" office:value-type="float" office:value="114323.593545573" calcext:value-type="float">
            <text:p>114323.594</text:p>
          </table:table-cell>
        </table:table-row>
        <table:table-row table:style-name="ro1">
          <table:table-cell table:formula="of:=1024*1024" office:value-type="float" office:value="1048576" calcext:value-type="float">
            <text:p>1048576</text:p>
          </table:table-cell>
          <table:table-cell table:style-name="ce1" table:formula="of:=[.A23]*5/[.B5]" office:value-type="float" office:value="7335.11014109533" calcext:value-type="float">
            <text:p>7335.110</text:p>
          </table:table-cell>
          <table:table-cell table:formula="of:=[.A23]*5/[.C5]" office:value-type="float" office:value="14302.4952874068" calcext:value-type="float">
            <text:p>14302.495</text:p>
          </table:table-cell>
          <table:table-cell table:formula="of:=[.A23]*5/[.D5]" office:value-type="float" office:value="27822.395338594" calcext:value-type="float">
            <text:p>27822.395</text:p>
          </table:table-cell>
          <table:table-cell table:formula="of:=[.A23]*5/[.E5]" office:value-type="float" office:value="53363.1894472208" calcext:value-type="float">
            <text:p>53363.189</text:p>
          </table:table-cell>
          <table:table-cell table:formula="of:=[.A23]*5/[.F5]" office:value-type="float" office:value="100749.05359442" calcext:value-type="float">
            <text:p>100749.054</text:p>
          </table:table-cell>
          <table:table-cell table:formula="of:=[.A23]*5/[.G5]" office:value-type="float" office:value="196414.04113438" calcext:value-type="float">
            <text:p>196414.041</text:p>
          </table:table-cell>
          <table:table-cell table:formula="of:=[.A23]*5/[.H5]" office:value-type="float" office:value="306637.033571178" calcext:value-type="float">
            <text:p>306637.034</text:p>
          </table:table-cell>
        </table:table-row>
      </table:table>
      <table:table table:name="3D" table:style-name="ta1">
        <table:shapes>
          <draw:frame draw:z-index="0" draw:style-name="gr1" draw:text-style-name="P1" svg:width="10.3894in" svg:height="5.4067in" svg:x="8.4937in" svg:y="0.178in">
            <draw:object draw:notify-on-update-of-ranges="3D.A20:3D.A23 3D.B2:3D.B5 3D.A20:3D.A23 3D.C2:3D.C5 3D.A20:3D.A23 3D.D2:3D.D5 3D.A20:3D.A23 3D.E2:3D.E5 3D.A20:3D.A23 3D.F2:3D.F5 3D.A20:3D.A23 3D.G2:3D.G5 3D.A20:3D.A23 3D.H2:3D.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0.2484in" svg:height="4.7898in" svg:x="8.5587in" svg:y="5.8358in">
            <draw:object draw:notify-on-update-of-ranges="3D.A20:3D.A23 3D.B20:3D.B23 3D.A20:3D.A23 3D.C20:3D.C23 3D.A20:3D.A23 3D.D20:3D.D23 3D.A20:3D.A23 3D.E20:3D.E23 3D.A20:3D.A23 3D.F20:3D.F23 3D.A20:3D.A23 3D.G20:3D.G23 3D.A20:3D.A23 3D.H20:3D.H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Problemsize Array</text:p>
          </table:table-cell>
          <table:table-cell office:value-type="string" calcext:value-type="string">
            <text:p>Time[s] seq</text:p>
          </table:table-cell>
          <table:table-cell table:style-name="Default" office:value-type="string" calcext:value-type="string">
            <text:p>Time[s] N=2</text:p>
          </table:table-cell>
          <table:table-cell table:style-name="Default" office:value-type="string" calcext:value-type="string">
            <text:p>Time[s] N=4</text:p>
          </table:table-cell>
          <table:table-cell table:style-name="Default" office:value-type="string" calcext:value-type="string">
            <text:p>Time[s] N=8</text:p>
          </table:table-cell>
          <table:table-cell table:style-name="Default" office:value-type="string" calcext:value-type="string">
            <text:p>Time[s] N=16</text:p>
          </table:table-cell>
          <table:table-cell table:style-name="Default" office:value-type="string" calcext:value-type="string">
            <text:p>Time[s] N=32</text:p>
          </table:table-cell>
          <table:table-cell table:style-name="Default" office:value-type="string" calcext:value-type="string">
            <text:p>Time[s] N=64</text:p>
          </table:table-cell>
        </table:table-row>
        <table:table-row table:style-name="ro1">
          <table:table-cell office:value-type="string" calcext:value-type="string">
            <text:p>16 x 16 x 16</text:p>
          </table:table-cell>
          <table:table-cell office:value-type="float" office:value="2.347" calcext:value-type="float">
            <text:p>2.347</text:p>
          </table:table-cell>
          <table:table-cell table:style-name="Default" office:value-type="float" office:value="2.553" calcext:value-type="float">
            <text:p>2.553</text:p>
          </table:table-cell>
          <table:table-cell table:style-name="Default" office:value-type="float" office:value="3.338" calcext:value-type="float">
            <text:p>3.338</text:p>
          </table:table-cell>
          <table:table-cell table:style-name="Default" office:value-type="float" office:value="2.919" calcext:value-type="float">
            <text:p>2.919</text:p>
          </table:table-cell>
          <table:table-cell table:style-name="Default" office:value-type="float" office:value="5.693" calcext:value-type="float">
            <text:p>5.693</text:p>
          </table:table-cell>
          <table:table-cell table:style-name="Default" office:value-type="float" office:value="47.327" calcext:value-type="float">
            <text:p>47.327</text:p>
          </table:table-cell>
          <table:table-cell table:style-name="Default" office:value-type="float" office:value="45.934" calcext:value-type="float">
            <text:p>45.934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office:value-type="float" office:value="25.403" calcext:value-type="float">
            <text:p>25.403</text:p>
          </table:table-cell>
          <table:table-cell table:style-name="Default" office:value-type="float" office:value="16.162" calcext:value-type="float">
            <text:p>16.162</text:p>
          </table:table-cell>
          <table:table-cell table:style-name="Default" office:value-type="float" office:value="12.049" calcext:value-type="float">
            <text:p>12.049</text:p>
          </table:table-cell>
          <table:table-cell table:style-name="Default" office:value-type="float" office:value="7.501" calcext:value-type="float">
            <text:p>7.501</text:p>
          </table:table-cell>
          <table:table-cell table:style-name="Default" office:value-type="float" office:value="10.57" calcext:value-type="float">
            <text:p>10.57</text:p>
          </table:table-cell>
          <table:table-cell table:style-name="Default" office:value-type="float" office:value="56.596" calcext:value-type="float">
            <text:p>56.596</text:p>
          </table:table-cell>
          <table:table-cell table:style-name="Default" office:value-type="float" office:value="64.378" calcext:value-type="float">
            <text:p>64.378</text:p>
          </table:table-cell>
        </table:table-row>
        <table:table-row table:style-name="ro1">
          <table:table-cell office:value-type="string" calcext:value-type="string">
            <text:p>64 x 64 x 64</text:p>
          </table:table-cell>
          <table:table-cell office:value-type="float" office:value="204.396" calcext:value-type="float">
            <text:p>204.396</text:p>
          </table:table-cell>
          <table:table-cell table:style-name="Default" office:value-type="float" office:value="119.287" calcext:value-type="float">
            <text:p>119.287</text:p>
          </table:table-cell>
          <table:table-cell table:style-name="Default" office:value-type="float" office:value="66.2" calcext:value-type="float">
            <text:p>66.2</text:p>
          </table:table-cell>
          <table:table-cell table:style-name="Default" office:value-type="float" office:value="37.503" calcext:value-type="float">
            <text:p>37.503</text:p>
          </table:table-cell>
          <table:table-cell table:style-name="Default" office:value-type="float" office:value="31.489" calcext:value-type="float">
            <text:p>31.489</text:p>
          </table:table-cell>
          <table:table-cell table:style-name="Default" office:value-type="float" office:value="55.897" calcext:value-type="float">
            <text:p>55.897</text:p>
          </table:table-cell>
          <table:table-cell table:style-name="Default" office:value-type="float" office:value="81.194" calcext:value-type="float">
            <text:p>81.194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office:value-type="float" office:value="1699.752" calcext:value-type="float">
            <text:p>1699.752</text:p>
          </table:table-cell>
          <table:table-cell table:style-name="Default" office:value-type="float" office:value="909.276" calcext:value-type="float">
            <text:p>909.276</text:p>
          </table:table-cell>
          <table:table-cell table:style-name="Default" office:value-type="float" office:value="870.501" calcext:value-type="float">
            <text:p>870.501</text:p>
          </table:table-cell>
          <table:table-cell table:style-name="Default" office:value-type="float" office:value="745.537" calcext:value-type="float">
            <text:p>745.537</text:p>
          </table:table-cell>
          <table:table-cell table:style-name="Default" office:value-type="float" office:value="388.653" calcext:value-type="float">
            <text:p>388.653</text:p>
          </table:table-cell>
          <table:table-cell table:style-name="Default" office:value-type="float" office:value="332.281" calcext:value-type="float">
            <text:p>332.281</text:p>
          </table:table-cell>
          <table:table-cell table:style-name="Default" office:value-type="float" office:value="127.658" calcext:value-type="float">
            <text:p>127.65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6 x 16 x 16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0.919310614962789" calcext:value-type="float">
            <text:p>0.919</text:p>
          </table:table-cell>
          <table:table-cell table:formula="of:=[.B2]/[.D2]" office:value-type="float" office:value="0.703115638106651" calcext:value-type="float">
            <text:p>0.703</text:p>
          </table:table-cell>
          <table:table-cell table:formula="of:=[.B2]/[.E2]" office:value-type="float" office:value="0.804042480301473" calcext:value-type="float">
            <text:p>0.804</text:p>
          </table:table-cell>
          <table:table-cell table:formula="of:=[.B2]/[.F2]" office:value-type="float" office:value="0.412260670999473" calcext:value-type="float">
            <text:p>0.412</text:p>
          </table:table-cell>
          <table:table-cell table:formula="of:=[.B2]/[.G2]" office:value-type="float" office:value="0.0495911424768103" calcext:value-type="float">
            <text:p>0.050</text:p>
          </table:table-cell>
          <table:table-cell table:formula="of:=[.B2]/[.H2]" office:value-type="float" office:value="0.0510950494187312" calcext:value-type="float">
            <text:p>0.051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7177329538423" calcext:value-type="float">
            <text:p>1.572</text:p>
          </table:table-cell>
          <table:table-cell table:formula="of:=[.B3]/[.D3]" office:value-type="float" office:value="2.10830774338119" calcext:value-type="float">
            <text:p>2.108</text:p>
          </table:table-cell>
          <table:table-cell table:formula="of:=[.B3]/[.E3]" office:value-type="float" office:value="3.38661511798427" calcext:value-type="float">
            <text:p>3.387</text:p>
          </table:table-cell>
          <table:table-cell table:formula="of:=[.B3]/[.F3]" office:value-type="float" office:value="2.40331125827815" calcext:value-type="float">
            <text:p>2.403</text:p>
          </table:table-cell>
          <table:table-cell table:formula="of:=[.B3]/[.G3]" office:value-type="float" office:value="0.448847975121917" calcext:value-type="float">
            <text:p>0.449</text:p>
          </table:table-cell>
          <table:table-cell table:formula="of:=[.B3]/[.H3]" office:value-type="float" office:value="0.394591320016155" calcext:value-type="float">
            <text:p>0.395</text:p>
          </table:table-cell>
        </table:table-row>
        <table:table-row table:style-name="ro1">
          <table:table-cell office:value-type="string" calcext:value-type="string">
            <text:p>64 x 64 x 64</text:p>
          </table:table-cell>
          <table:table-cell table:formula="of:=[.B4]/[.B4]" office:value-type="float" office:value="1" calcext:value-type="float">
            <text:p>1</text:p>
          </table:table-cell>
          <table:table-cell table:formula="of:=[.B4]/[.C4]" office:value-type="float" office:value="1.71348093254085" calcext:value-type="float">
            <text:p>1.713</text:p>
          </table:table-cell>
          <table:table-cell table:formula="of:=[.B4]/[.D4]" office:value-type="float" office:value="3.08755287009063" calcext:value-type="float">
            <text:p>3.088</text:p>
          </table:table-cell>
          <table:table-cell table:formula="of:=[.B4]/[.E4]" office:value-type="float" office:value="5.45012399008079" calcext:value-type="float">
            <text:p>5.450</text:p>
          </table:table-cell>
          <table:table-cell table:formula="of:=[.B4]/[.F4]" office:value-type="float" office:value="6.4910286131665" calcext:value-type="float">
            <text:p>6.491</text:p>
          </table:table-cell>
          <table:table-cell table:formula="of:=[.B4]/[.G4]" office:value-type="float" office:value="3.65665420326672" calcext:value-type="float">
            <text:p>3.657</text:p>
          </table:table-cell>
          <table:table-cell table:formula="of:=[.B4]/[.H4]" office:value-type="float" office:value="2.51737813138902" calcext:value-type="float">
            <text:p>2.517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table:formula="of:=[.B5]/[.B5]" office:value-type="float" office:value="1" calcext:value-type="float">
            <text:p>1</text:p>
          </table:table-cell>
          <table:table-cell table:formula="of:=[.B5]/[.C5]" office:value-type="float" office:value="1.86934660103203" calcext:value-type="float">
            <text:p>1.869</text:p>
          </table:table-cell>
          <table:table-cell table:formula="of:=[.B5]/[.D5]" office:value-type="float" office:value="1.95261349498737" calcext:value-type="float">
            <text:p>1.953</text:p>
          </table:table-cell>
          <table:table-cell table:formula="of:=[.B5]/[.E5]" office:value-type="float" office:value="2.27990294244283" calcext:value-type="float">
            <text:p>2.280</text:p>
          </table:table-cell>
          <table:table-cell table:formula="of:=[.B5]/[.F5]" office:value-type="float" office:value="4.37344366311337" calcext:value-type="float">
            <text:p>4.373</text:p>
          </table:table-cell>
          <table:table-cell table:formula="of:=[.B5]/[.G5]" office:value-type="float" office:value="5.11540533464146" calcext:value-type="float">
            <text:p>5.115</text:p>
          </table:table-cell>
          <table:table-cell table:formula="of:=[.B5]/[.H5]" office:value-type="float" office:value="13.3148882169547" calcext:value-type="float">
            <text:p>13.315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6 x 16 x 16</text:p>
          </table:table-cell>
          <table:table-cell table:formula="of:=[.B8]/1" office:value-type="float" office:value="1" calcext:value-type="float">
            <text:p>1</text:p>
          </table:table-cell>
          <table:table-cell table:formula="of:=[.C8]/2" office:value-type="float" office:value="0.459655307481394" calcext:value-type="float">
            <text:p>0.460</text:p>
          </table:table-cell>
          <table:table-cell table:formula="of:=[.D8]/4" office:value-type="float" office:value="0.175778909526663" calcext:value-type="float">
            <text:p>0.176</text:p>
          </table:table-cell>
          <table:table-cell table:formula="of:=[.E8]/8" office:value-type="float" office:value="0.100505310037684" calcext:value-type="float">
            <text:p>0.101</text:p>
          </table:table-cell>
          <table:table-cell table:formula="of:=[.F8]/16" office:value-type="float" office:value="0.0257662919374671" calcext:value-type="float">
            <text:p>0.026</text:p>
          </table:table-cell>
          <table:table-cell table:formula="of:=[.G8]/32" office:value-type="float" office:value="0.00154972320240032" calcext:value-type="float">
            <text:p>0.002</text:p>
          </table:table-cell>
          <table:table-cell table:formula="of:=[.H8]/64" office:value-type="float" office:value="0.000798360147167675" calcext:value-type="float">
            <text:p>0.001</text:p>
          </table:table-cell>
        </table:table-row>
        <table:table-row table:style-name="ro1">
          <table:table-cell office:value-type="string" calcext:value-type="string">
            <text:p>32 x 32 x 32</text:p>
          </table:table-cell>
          <table:table-cell table:formula="of:=[.B9]/1" office:value-type="float" office:value="1" calcext:value-type="float">
            <text:p>1</text:p>
          </table:table-cell>
          <table:table-cell table:formula="of:=[.C9]/2" office:value-type="float" office:value="0.785886647692117" calcext:value-type="float">
            <text:p>0.786</text:p>
          </table:table-cell>
          <table:table-cell table:formula="of:=[.D9]/4" office:value-type="float" office:value="0.527076935845298" calcext:value-type="float">
            <text:p>0.527</text:p>
          </table:table-cell>
          <table:table-cell table:formula="of:=[.E9]/8" office:value-type="float" office:value="0.423326889748034" calcext:value-type="float">
            <text:p>0.423</text:p>
          </table:table-cell>
          <table:table-cell table:formula="of:=[.F9]/16" office:value-type="float" office:value="0.150206953642384" calcext:value-type="float">
            <text:p>0.150</text:p>
          </table:table-cell>
          <table:table-cell table:formula="of:=[.G9]/32" office:value-type="float" office:value="0.0140264992225599" calcext:value-type="float">
            <text:p>0.014</text:p>
          </table:table-cell>
          <table:table-cell table:formula="of:=[.H9]/64" office:value-type="float" office:value="0.00616548937525242" calcext:value-type="float">
            <text:p>0.006</text:p>
          </table:table-cell>
        </table:table-row>
        <table:table-row table:style-name="ro1">
          <table:table-cell office:value-type="string" calcext:value-type="string">
            <text:p>64 x 64 x 64</text:p>
          </table:table-cell>
          <table:table-cell table:formula="of:=[.B10]/1" office:value-type="float" office:value="1" calcext:value-type="float">
            <text:p>1</text:p>
          </table:table-cell>
          <table:table-cell table:formula="of:=[.C10]/2" office:value-type="float" office:value="0.856740466270423" calcext:value-type="float">
            <text:p>0.857</text:p>
          </table:table-cell>
          <table:table-cell table:formula="of:=[.D10]/4" office:value-type="float" office:value="0.771888217522659" calcext:value-type="float">
            <text:p>0.772</text:p>
          </table:table-cell>
          <table:table-cell table:formula="of:=[.E10]/8" office:value-type="float" office:value="0.681265498760099" calcext:value-type="float">
            <text:p>0.681</text:p>
          </table:table-cell>
          <table:table-cell table:formula="of:=[.F10]/16" office:value-type="float" office:value="0.405689288322906" calcext:value-type="float">
            <text:p>0.406</text:p>
          </table:table-cell>
          <table:table-cell table:formula="of:=[.G10]/32" office:value-type="float" office:value="0.114270443852085" calcext:value-type="float">
            <text:p>0.114</text:p>
          </table:table-cell>
          <table:table-cell table:formula="of:=[.H10]/64" office:value-type="float" office:value="0.0393340333029534" calcext:value-type="float">
            <text:p>0.039</text:p>
          </table:table-cell>
        </table:table-row>
        <table:table-row table:style-name="ro1">
          <table:table-cell office:value-type="string" calcext:value-type="string">
            <text:p>128 x 128 x 128</text:p>
          </table:table-cell>
          <table:table-cell table:formula="of:=[.B11]/1" office:value-type="float" office:value="1" calcext:value-type="float">
            <text:p>1</text:p>
          </table:table-cell>
          <table:table-cell table:formula="of:=[.C11]/2" office:value-type="float" office:value="0.934673300516015" calcext:value-type="float">
            <text:p>0.935</text:p>
          </table:table-cell>
          <table:table-cell table:formula="of:=[.D11]/4" office:value-type="float" office:value="0.488153373746842" calcext:value-type="float">
            <text:p>0.488</text:p>
          </table:table-cell>
          <table:table-cell table:formula="of:=[.E11]/8" office:value-type="float" office:value="0.284987867805354" calcext:value-type="float">
            <text:p>0.285</text:p>
          </table:table-cell>
          <table:table-cell table:formula="of:=[.F11]/16" office:value-type="float" office:value="0.273340228944585" calcext:value-type="float">
            <text:p>0.273</text:p>
          </table:table-cell>
          <table:table-cell table:formula="of:=[.G11]/32" office:value-type="float" office:value="0.159856416707546" calcext:value-type="float">
            <text:p>0.160</text:p>
          </table:table-cell>
          <table:table-cell table:formula="of:=[.H11]/64" office:value-type="float" office:value="0.208045128389917" calcext:value-type="float">
            <text:p>0.208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Throughput metric [flops/s] (floating point operations per cell = number of cells * (number of neighbors+1))/time</text:p>
          </table:table-cell>
          <table:table-cell/>
          <table:table-cell table:style-name="Default" table:number-columns-repeated="6"/>
        </table:table-row>
        <table:table-row table:style-name="ro1">
          <table:table-cell table:formula="of:=16*16*16" office:value-type="float" office:value="4096" calcext:value-type="float">
            <text:p>4096</text:p>
          </table:table-cell>
          <table:table-cell table:style-name="ce1" table:formula="of:=[.A20]*7/[.B2]" office:value-type="float" office:value="12216.4465274819" calcext:value-type="float">
            <text:p>12216.447</text:p>
          </table:table-cell>
          <table:table-cell table:formula="of:=[.A20]*7/[.C2]" office:value-type="float" office:value="11230.7089698394" calcext:value-type="float">
            <text:p>11230.709</text:p>
          </table:table-cell>
          <table:table-cell table:formula="of:=[.A20]*7/[.D2]" office:value-type="float" office:value="8589.57459556621" calcext:value-type="float">
            <text:p>8589.575</text:p>
          </table:table-cell>
          <table:table-cell table:formula="of:=[.A20]*7/[.E2]" office:value-type="float" office:value="9822.54196642686" calcext:value-type="float">
            <text:p>9822.542</text:p>
          </table:table-cell>
          <table:table-cell table:formula="of:=[.A20]*7/[.F2]" office:value-type="float" office:value="5036.36044264887" calcext:value-type="float">
            <text:p>5036.360</text:p>
          </table:table-cell>
          <table:table-cell table:formula="of:=[.A20]*7/[.G2]" office:value-type="float" office:value="605.827540304689" calcext:value-type="float">
            <text:p>605.828</text:p>
          </table:table-cell>
          <table:table-cell table:formula="of:=[.A20]*7/[.H2]" office:value-type="float" office:value="624.199939042975" calcext:value-type="float">
            <text:p>624.200</text:p>
          </table:table-cell>
        </table:table-row>
        <table:table-row table:style-name="ro1">
          <table:table-cell table:formula="of:=32*32*32" office:value-type="float" office:value="32768" calcext:value-type="float">
            <text:p>32768</text:p>
          </table:table-cell>
          <table:table-cell table:style-name="ce1" table:formula="of:=[.A21]*7/[.B3]" office:value-type="float" office:value="9029.48470653073" calcext:value-type="float">
            <text:p>9029.485</text:p>
          </table:table-cell>
          <table:table-cell table:formula="of:=[.A21]*7/[.C3]" office:value-type="float" office:value="14192.3029328053" calcext:value-type="float">
            <text:p>14192.303</text:p>
          </table:table-cell>
          <table:table-cell table:formula="of:=[.A21]*7/[.D3]" office:value-type="float" office:value="19036.9325255208" calcext:value-type="float">
            <text:p>19036.933</text:p>
          </table:table-cell>
          <table:table-cell table:formula="of:=[.A21]*7/[.E3]" office:value-type="float" office:value="30579.3894147447" calcext:value-type="float">
            <text:p>30579.389</text:p>
          </table:table-cell>
          <table:table-cell table:formula="of:=[.A21]*7/[.F3]" office:value-type="float" office:value="21700.6622516556" calcext:value-type="float">
            <text:p>21700.662</text:p>
          </table:table-cell>
          <table:table-cell table:formula="of:=[.A21]*7/[.G3]" office:value-type="float" office:value="4052.86592692063" calcext:value-type="float">
            <text:p>4052.866</text:p>
          </table:table-cell>
          <table:table-cell table:formula="of:=[.A21]*7/[.H3]" office:value-type="float" office:value="3562.95628941564" calcext:value-type="float">
            <text:p>3562.956</text:p>
          </table:table-cell>
        </table:table-row>
        <table:table-row table:style-name="ro1">
          <table:table-cell table:formula="of:=64*64*64" office:value-type="float" office:value="262144" calcext:value-type="float">
            <text:p>262144</text:p>
          </table:table-cell>
          <table:table-cell table:style-name="ce1" table:formula="of:=[.A22]*7/[.B4]" office:value-type="float" office:value="8977.70993561518" calcext:value-type="float">
            <text:p>8977.710</text:p>
          </table:table-cell>
          <table:table-cell table:formula="of:=[.A22]*7/[.C4]" office:value-type="float" office:value="15383.1347925591" calcext:value-type="float">
            <text:p>15383.135</text:p>
          </table:table-cell>
          <table:table-cell table:formula="of:=[.A22]*7/[.D4]" office:value-type="float" office:value="27719.1540785498" calcext:value-type="float">
            <text:p>27719.154</text:p>
          </table:table-cell>
          <table:table-cell table:formula="of:=[.A22]*7/[.E4]" office:value-type="float" office:value="48929.632296083" calcext:value-type="float">
            <text:p>48929.632</text:p>
          </table:table-cell>
          <table:table-cell table:formula="of:=[.A22]*7/[.F4]" office:value-type="float" office:value="58274.5720727873" calcext:value-type="float">
            <text:p>58274.572</text:p>
          </table:table-cell>
          <table:table-cell table:formula="of:=[.A22]*7/[.G4]" office:value-type="float" office:value="32828.3807717767" calcext:value-type="float">
            <text:p>32828.381</text:p>
          </table:table-cell>
          <table:table-cell table:formula="of:=[.A22]*7/[.H4]" office:value-type="float" office:value="22600.2906618716" calcext:value-type="float">
            <text:p>22600.291</text:p>
          </table:table-cell>
        </table:table-row>
        <table:table-row table:style-name="ro1">
          <table:table-cell table:formula="of:=128*128*128" office:value-type="float" office:value="2097152" calcext:value-type="float">
            <text:p>2097152</text:p>
          </table:table-cell>
          <table:table-cell table:style-name="ce1" table:formula="of:=[.A23]*7/[.B5]" office:value-type="float" office:value="8636.59169102316" calcext:value-type="float">
            <text:p>8636.592</text:p>
          </table:table-cell>
          <table:table-cell table:formula="of:=[.A23]*7/[.C5]" office:value-type="float" office:value="16144.7833221156" calcext:value-type="float">
            <text:p>16144.783</text:p>
          </table:table-cell>
          <table:table-cell table:formula="of:=[.A23]*7/[.D5]" office:value-type="float" office:value="16863.9254865876" calcext:value-type="float">
            <text:p>16863.925</text:p>
          </table:table-cell>
          <table:table-cell table:formula="of:=[.A23]*7/[.E5]" office:value-type="float" office:value="19690.590809041" calcext:value-type="float">
            <text:p>19690.591</text:p>
          </table:table-cell>
          <table:table-cell table:formula="of:=[.A23]*7/[.F5]" office:value-type="float" office:value="37771.6472020028" calcext:value-type="float">
            <text:p>37771.647</text:p>
          </table:table-cell>
          <table:table-cell table:formula="of:=[.A23]*7/[.G5]" office:value-type="float" office:value="44179.66720938" calcext:value-type="float">
            <text:p>44179.667</text:p>
          </table:table-cell>
          <table:table-cell table:formula="of:=[.A23]*7/[.H5]" office:value-type="float" office:value="114995.252941453" calcext:value-type="float">
            <text:p>114995.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4:30:56.872595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7:12:24.061790536</meta:creation-date>
    <dc:date>2020-11-16T14:33:01.353243496</dc:date>
    <meta:editing-duration>PT2H31M22S</meta:editing-duration>
    <meta:editing-cycles>68</meta:editing-cycles>
    <meta:generator>LibreOffice/6.4.7.2$Linux_X86_64 LibreOffice_project/40$Build-2</meta:generator>
    <meta:document-statistic meta:table-count="3" meta:cell-count="44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721cm" svg:height="12.697cm" xlink:href=".." xlink:type="simple" chart:class="chart:scatter" chart:style-name="ch1">
        <chart:title svg:x="11.795cm" svg:y="0.389cm" chart:style-name="ch2">
          <text:p>1D heat stencil</text:p>
        </chart:title>
        <chart:legend chart:legend-position="end" svg:x="24.557cm" svg:y="4.555cm" style:legend-expansion="high" chart:style-name="ch3"/>
        <chart:plot-area chart:style-name="ch4" table:cell-range-address="1D.A1:1D.H6" chart:data-source-has-labels="both" svg:x="1.545cm" svg:y="1.421cm" svg:width="22.478cm" svg:height="10.042cm">
          <chartooo:coordinate-region svg:x="1.981cm" svg:y="1.62cm" svg:width="21.392cm" svg:height="9.196cm"/>
          <chart:axis chart:dimension="x" chart:name="primary-x" chart:style-name="ch5" chartooo:axis-type="auto">
            <chart:title svg:x="10.967cm" svg:y="11.716cm" chart:style-name="ch6">
              <text:p>Problem Size [Arraysize]</text:p>
            </chart:title>
            <chart:categories table:cell-range-address="1D.A1:1D.A6"/>
          </chart:axis>
          <chart:axis chart:dimension="y" chart:name="primary-y" chart:style-name="ch5">
            <chart:title svg:x="0.451cm" svg:y="7.055cm" chart:style-name="ch7">
              <text:p>Time [s]</text:p>
            </chart:title>
            <chart:grid chart:style-name="ch8" chart:class="major"/>
          </chart:axis>
          <chart:series chart:style-name="ch9" chart:values-cell-range-address="1D.B1:1D.B6" loext:label-string="&quot;SEQ&quot;" chart:class="chart:scatter">
            <chart:domain table:cell-range-address="1D.A1:1D.A6"/>
            <chart:data-point chart:repeated="6"/>
          </chart:series>
          <chart:series chart:style-name="ch10" chart:values-cell-range-address="1D.C1:1D.C6" loext:label-string="&quot;N=2&quot;" chart:class="chart:scatter">
            <chart:domain table:cell-range-address="1D.A2:1D.A6"/>
            <chart:data-point chart:repeated="6"/>
          </chart:series>
          <chart:series chart:style-name="ch11" chart:values-cell-range-address="1D.D1:1D.D6" loext:label-string="&quot;N=4&quot;" chart:class="chart:scatter">
            <chart:data-point chart:repeated="6"/>
          </chart:series>
          <chart:series chart:style-name="ch12" chart:values-cell-range-address="1D.E1:1D.E6" loext:label-string="&quot;N=8&quot;" chart:class="chart:scatter">
            <chart:data-point chart:repeated="6"/>
          </chart:series>
          <chart:series chart:style-name="ch13" chart:values-cell-range-address="1D.F1:1D.F6" loext:label-string="&quot;N=16&quot;" chart:class="chart:scatter">
            <chart:data-point chart:repeated="6"/>
          </chart:series>
          <chart:series chart:style-name="ch14" chart:values-cell-range-address="1D.G1:1D.G6" loext:label-string="&quot;N=32&quot;" chart:class="chart:scatter">
            <chart:data-point chart:repeated="6"/>
          </chart:series>
          <chart:series chart:style-name="ch15" chart:values-cell-range-address="1D.H1:1D.H6" loext:label-string="&quot;N=64&quot;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Problemsize Array</text:p>
                <draw:g>
                  <svg:desc>1D.A1:1D.A6</svg:desc>
                </draw:g>
              </table:table-cell>
              <table:table-cell office:value-type="float" office:value="NaN">
                <text:p>NaN</text:p>
                <draw:g>
                  <svg:desc>1D.A1:1D.A6</svg:desc>
                </draw:g>
              </table:table-cell>
              <table:table-cell office:value-type="float" office:value="NaN">
                <text:p>NaN</text:p>
                <draw:g>
                  <svg:desc>1D.B1:1D.B6</svg:desc>
                </draw:g>
              </table:table-cell>
              <table:table-cell office:value-type="float" office:value="1024">
                <text:p>1024</text:p>
                <draw:g>
                  <svg:desc>1D.A2:1D.A6</svg:desc>
                </draw:g>
              </table:table-cell>
              <table:table-cell office:value-type="float" office:value="NaN">
                <text:p>NaN</text:p>
                <draw:g>
                  <svg:desc>1D.C1:1D.C6</svg:desc>
                </draw:g>
              </table:table-cell>
              <table:table-cell office:value-type="float" office:value="NaN">
                <text:p>NaN</text:p>
                <draw:g>
                  <svg:desc>1D.D1:1D.D6</svg:desc>
                </draw:g>
              </table:table-cell>
              <table:table-cell office:value-type="float" office:value="NaN">
                <text:p>NaN</text:p>
                <draw:g>
                  <svg:desc>1D.E1:1D.E6</svg:desc>
                </draw:g>
              </table:table-cell>
              <table:table-cell office:value-type="float" office:value="NaN">
                <text:p>NaN</text:p>
                <draw:g>
                  <svg:desc>1D.F1:1D.F6</svg:desc>
                </draw:g>
              </table:table-cell>
              <table:table-cell office:value-type="float" office:value="NaN">
                <text:p>NaN</text:p>
                <draw:g>
                  <svg:desc>1D.G1:1D.G6</svg:desc>
                </draw:g>
              </table:table-cell>
              <table:table-cell office:value-type="float" office:value="NaN">
                <text:p>NaN</text:p>
                <draw:g>
                  <svg:desc>1D.H1:1D.H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378">
                <text:p>0.378</text:p>
              </table:table-cell>
              <table:table-cell office:value-type="float" office:value="2048">
                <text:p>2048</text:p>
              </table:table-cell>
              <table:table-cell office:value-type="float" office:value="1.395">
                <text:p>1.395</text:p>
              </table:table-cell>
              <table:table-cell office:value-type="float" office:value="1.092">
                <text:p>1.092</text:p>
              </table:table-cell>
              <table:table-cell office:value-type="float" office:value="1.109">
                <text:p>1.109</text:p>
              </table:table-cell>
              <table:table-cell office:value-type="float" office:value="1.429">
                <text:p>1.429</text:p>
              </table:table-cell>
              <table:table-cell office:value-type="float" office:value="1.508">
                <text:p>1.50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714">
                <text:p>0.714</text:p>
              </table:table-cell>
              <table:table-cell office:value-type="float" office:value="4096">
                <text:p>4096</text:p>
              </table:table-cell>
              <table:table-cell office:value-type="float" office:value="1.292">
                <text:p>1.292</text:p>
              </table:table-cell>
              <table:table-cell office:value-type="float" office:value="1.187">
                <text:p>1.187</text:p>
              </table:table-cell>
              <table:table-cell office:value-type="float" office:value="1.276">
                <text:p>1.276</text:p>
              </table:table-cell>
              <table:table-cell office:value-type="float" office:value="1.375">
                <text:p>1.375</text:p>
              </table:table-cell>
              <table:table-cell office:value-type="float" office:value="1.494">
                <text:p>1.494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.422">
                <text:p>1.422</text:p>
              </table:table-cell>
              <table:table-cell office:value-type="float" office:value="8192">
                <text:p>8192</text:p>
              </table:table-cell>
              <table:table-cell office:value-type="float" office:value="1.595">
                <text:p>1.595</text:p>
              </table:table-cell>
              <table:table-cell office:value-type="float" office:value="1.343">
                <text:p>1.343</text:p>
              </table:table-cell>
              <table:table-cell office:value-type="float" office:value="1.213">
                <text:p>1.213</text:p>
              </table:table-cell>
              <table:table-cell office:value-type="float" office:value="1.474">
                <text:p>1.474</text:p>
              </table:table-cell>
              <table:table-cell office:value-type="float" office:value="1.44">
                <text:p>1.44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.836">
                <text:p>2.836</text:p>
              </table:table-cell>
              <table:table-cell office:value-type="float" office:value="16384">
                <text:p>16384</text:p>
              </table:table-cell>
              <table:table-cell office:value-type="float" office:value="2.261">
                <text:p>2.261</text:p>
              </table:table-cell>
              <table:table-cell office:value-type="float" office:value="1.751">
                <text:p>1.751</text:p>
              </table:table-cell>
              <table:table-cell office:value-type="float" office:value="1.357">
                <text:p>1.357</text:p>
              </table:table-cell>
              <table:table-cell office:value-type="float" office:value="1.535">
                <text:p>1.535</text:p>
              </table:table-cell>
              <table:table-cell office:value-type="float" office:value="1.476">
                <text:p>1.476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5.33">
                <text:p>5.33</text:p>
              </table:table-cell>
              <table:table-cell office:value-type="float" office:value="3.194">
                <text:p>3.194</text:p>
              </table:table-cell>
              <table:table-cell office:value-type="float" office:value="2.155">
                <text:p>2.155</text:p>
              </table:table-cell>
              <table:table-cell office:value-type="float" office:value="1.956">
                <text:p>1.956</text:p>
              </table:table-cell>
              <table:table-cell office:value-type="float" office:value="1.771">
                <text:p>1.771</text:p>
              </table:table-cell>
              <table:table-cell office:value-type="float" office:value="1.593">
                <text:p>1.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445cm" svg:height="11.928cm" xlink:href=".." xlink:type="simple" chart:class="chart:scatter" chart:style-name="ch1">
        <chart:title svg:x="11.657cm" svg:y="0.374cm" chart:style-name="ch2">
          <text:p>1D heat stencil</text:p>
        </chart:title>
        <chart:legend chart:legend-position="end" svg:x="24.281cm" svg:y="4.171cm" style:legend-expansion="high" chart:style-name="ch3"/>
        <chart:plot-area chart:style-name="ch4" table:cell-range-address="1D.A21:1D.H25" chart:data-source-has-labels="row" svg:x="1.539cm" svg:y="1.391cm" svg:width="22.214cm" svg:height="9.318cm">
          <chartooo:coordinate-region svg:x="3.378cm" svg:y="1.59cm" svg:width="19.91cm" svg:height="8.472cm"/>
          <chart:axis chart:dimension="x" chart:name="primary-x" chart:style-name="ch5">
            <chart:title svg:x="10.829cm" svg:y="10.947cm" chart:style-name="ch6">
              <text:p>Problem Size [Arraysize]</text:p>
            </chart:title>
          </chart:axis>
          <chart:axis chart:dimension="y" chart:name="primary-y" chart:style-name="ch7">
            <chart:title svg:x="0.451cm" svg:y="7.695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1D.B21:1D.B25" loext:label-string="&quot;SEQ&quot;" chart:class="chart:scatter">
            <chart:domain table:cell-range-address="1D.A21:1D.A25"/>
            <chart:data-point chart:repeated="5"/>
          </chart:series>
          <chart:series chart:style-name="ch11" chart:values-cell-range-address="1D.C21:1D.C25" loext:label-string="&quot;N=2&quot;" chart:class="chart:scatter">
            <chart:data-point chart:repeated="5"/>
          </chart:series>
          <chart:series chart:style-name="ch12" chart:values-cell-range-address="1D.D21:1D.D25" loext:label-string="&quot;N=4&quot;" chart:class="chart:scatter">
            <chart:data-point chart:repeated="5"/>
          </chart:series>
          <chart:series chart:style-name="ch13" chart:values-cell-range-address="1D.E21:1D.E25" loext:label-string="&quot;N=8&quot;" chart:class="chart:scatter">
            <chart:data-point chart:repeated="5"/>
          </chart:series>
          <chart:series chart:style-name="ch14" chart:values-cell-range-address="1D.F21:1D.F25" loext:label-string="&quot;N=16&quot;" chart:class="chart:scatter">
            <chart:data-point chart:repeated="5"/>
          </chart:series>
          <chart:series chart:style-name="ch15" chart:values-cell-range-address="1D.G21:1D.G25" loext:label-string="&quot;N=32&quot;" chart:class="chart:scatter">
            <chart:data-point chart:repeated="5"/>
          </chart:series>
          <chart:series chart:style-name="ch16" chart:values-cell-range-address="1D.H21:1D.H25" loext:label-string="&quot;N=64&quot;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4">
                <text:p>1014</text:p>
                <draw:g>
                  <svg:desc>1D.A21:1D.A25</svg:desc>
                </draw:g>
              </table:table-cell>
              <table:table-cell office:value-type="float" office:value="8047.61904761905">
                <text:p>8047.61904761905</text:p>
                <draw:g>
                  <svg:desc>1D.B21:1D.B25</svg:desc>
                </draw:g>
              </table:table-cell>
              <table:table-cell office:value-type="float" office:value="2180.64516129032">
                <text:p>2180.64516129032</text:p>
                <draw:g>
                  <svg:desc>1D.C21:1D.C25</svg:desc>
                </draw:g>
              </table:table-cell>
              <table:table-cell office:value-type="float" office:value="2785.71428571429">
                <text:p>2785.71428571429</text:p>
                <draw:g>
                  <svg:desc>1D.D21:1D.D25</svg:desc>
                </draw:g>
              </table:table-cell>
              <table:table-cell office:value-type="float" office:value="2743.01172227232">
                <text:p>2743.01172227232</text:p>
                <draw:g>
                  <svg:desc>1D.E21:1D.E25</svg:desc>
                </draw:g>
              </table:table-cell>
              <table:table-cell office:value-type="float" office:value="2128.76137158852">
                <text:p>2128.76137158852</text:p>
                <draw:g>
                  <svg:desc>1D.F21:1D.F25</svg:desc>
                </draw:g>
              </table:table-cell>
              <table:table-cell office:value-type="float" office:value="2017.24137931034">
                <text:p>2017.24137931034</text:p>
                <draw:g>
                  <svg:desc>1D.G21:1D.G25</svg:desc>
                </draw:g>
              </table:table-cell>
              <table:table-cell office:value-type="float" office:value="1568.0412371134">
                <text:p>1568.0412371134</text:p>
                <draw:g>
                  <svg:desc>1D.H21:1D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8605.04201680672">
                <text:p>8605.04201680672</text:p>
              </table:table-cell>
              <table:table-cell office:value-type="float" office:value="4755.41795665635">
                <text:p>4755.41795665635</text:p>
              </table:table-cell>
              <table:table-cell office:value-type="float" office:value="5176.07413647852">
                <text:p>5176.07413647852</text:p>
              </table:table-cell>
              <table:table-cell office:value-type="float" office:value="4815.04702194357">
                <text:p>4815.04702194357</text:p>
              </table:table-cell>
              <table:table-cell office:value-type="float" office:value="4468.36363636364">
                <text:p>4468.36363636364</text:p>
              </table:table-cell>
              <table:table-cell office:value-type="float" office:value="4112.44979919679">
                <text:p>4112.44979919679</text:p>
              </table:table-cell>
              <table:table-cell office:value-type="float" office:value="4047.43083003953">
                <text:p>4047.43083003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8641.35021097046">
                <text:p>8641.35021097046</text:p>
              </table:table-cell>
              <table:table-cell office:value-type="float" office:value="7704.07523510972">
                <text:p>7704.07523510972</text:p>
              </table:table-cell>
              <table:table-cell office:value-type="float" office:value="9149.66492926284">
                <text:p>9149.66492926284</text:p>
              </table:table-cell>
              <table:table-cell office:value-type="float" office:value="10130.2555647156">
                <text:p>10130.2555647156</text:p>
              </table:table-cell>
              <table:table-cell office:value-type="float" office:value="8336.49932157395">
                <text:p>8336.49932157395</text:p>
              </table:table-cell>
              <table:table-cell office:value-type="float" office:value="8533.33333333333">
                <text:p>8533.33333333333</text:p>
              </table:table-cell>
              <table:table-cell office:value-type="float" office:value="7767.38305941846">
                <text:p>7767.38305941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8665.72637517631">
                <text:p>8665.72637517631</text:p>
              </table:table-cell>
              <table:table-cell office:value-type="float" office:value="10869.5267580717">
                <text:p>10869.5267580717</text:p>
              </table:table-cell>
              <table:table-cell office:value-type="float" office:value="14035.4083380925">
                <text:p>14035.4083380925</text:p>
              </table:table-cell>
              <table:table-cell office:value-type="float" office:value="18110.5379513633">
                <text:p>18110.5379513633</text:p>
              </table:table-cell>
              <table:table-cell office:value-type="float" office:value="16010.4234527687">
                <text:p>16010.4234527687</text:p>
              </table:table-cell>
              <table:table-cell office:value-type="float" office:value="16650.406504065">
                <text:p>16650.406504065</text:p>
              </table:table-cell>
              <table:table-cell office:value-type="float" office:value="15875.9689922481">
                <text:p>15875.9689922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5522.69662921348">
                <text:p>5522.69662921348</text:p>
              </table:table-cell>
              <table:table-cell office:value-type="float" office:value="9221.76360225141">
                <text:p>9221.76360225141</text:p>
              </table:table-cell>
              <table:table-cell office:value-type="float" office:value="15388.8541014402">
                <text:p>15388.8541014402</text:p>
              </table:table-cell>
              <table:table-cell office:value-type="float" office:value="22808.3526682135">
                <text:p>22808.3526682135</text:p>
              </table:table-cell>
              <table:table-cell office:value-type="float" office:value="25128.8343558282">
                <text:p>25128.8343558282</text:p>
              </table:table-cell>
              <table:table-cell office:value-type="float" office:value="27753.8114059853">
                <text:p>27753.8114059853</text:p>
              </table:table-cell>
              <table:table-cell office:value-type="float" office:value="30854.9905838041">
                <text:p>30854.9905838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49cm" svg:height="13.793cm" xlink:href=".." xlink:type="simple" chart:class="chart:scatter" chart:style-name="ch1">
        <chart:title svg:x="10.68cm" svg:y="0.411cm" chart:style-name="ch2">
          <text:p>2D heat stencil</text:p>
        </chart:title>
        <chart:legend chart:legend-position="end" svg:x="22.326cm" svg:y="5.103cm" style:legend-expansion="high" chart:style-name="ch3"/>
        <chart:plot-area chart:style-name="ch4" table:cell-range-address="2D.A20:2D.A23 2D.B2:2D.H5" chart:data-source-has-labels="row" svg:x="1.5cm" svg:y="1.465cm" svg:width="20.337cm" svg:height="11.072cm">
          <chartooo:coordinate-region svg:x="2.307cm" svg:y="1.664cm" svg:width="18.88cm" svg:height="10.226cm"/>
          <chart:axis chart:dimension="x" chart:name="primary-x" chart:style-name="ch5">
            <chart:title svg:x="9.851cm" svg:y="12.812cm" chart:style-name="ch6">
              <text:p>Problem Size [Arraysize]</text:p>
            </chart:title>
          </chart:axis>
          <chart:axis chart:dimension="y" chart:name="primary-y" chart:style-name="ch5">
            <chart:title svg:x="0.451cm" svg:y="7.614cm" chart:style-name="ch7">
              <text:p>Time [s]</text:p>
            </chart:title>
            <chart:grid chart:style-name="ch8" chart:class="major"/>
          </chart:axis>
          <chart:series chart:style-name="ch9" chart:values-cell-range-address="2D.B2:2D.B5" loext:label-string="&quot;SEQ&quot;" chart:class="chart:scatter">
            <chart:domain table:cell-range-address="2D.A20:2D.A23"/>
            <chart:data-point chart:repeated="4"/>
          </chart:series>
          <chart:series chart:style-name="ch10" chart:values-cell-range-address="2D.C2:2D.C5" loext:label-string="&quot;N=2&quot;" chart:class="chart:scatter">
            <chart:data-point chart:repeated="4"/>
          </chart:series>
          <chart:series chart:style-name="ch11" chart:values-cell-range-address="2D.D2:2D.D5" loext:label-string="&quot;N=4&quot;" chart:class="chart:scatter">
            <chart:data-point chart:repeated="4"/>
          </chart:series>
          <chart:series chart:style-name="ch12" chart:values-cell-range-address="2D.E2:2D.E5" loext:label-string="&quot;N=8&quot;" chart:class="chart:scatter">
            <chart:data-point chart:repeated="4"/>
          </chart:series>
          <chart:series chart:style-name="ch13" chart:values-cell-range-address="2D.F2:2D.F5" loext:label-string="&quot;N=16&quot;" chart:class="chart:scatter">
            <chart:data-point chart:repeated="4"/>
          </chart:series>
          <chart:series chart:style-name="ch14" chart:values-cell-range-address="2D.G2:2D.G5" loext:label-string="&quot;N=32&quot;" chart:class="chart:scatter">
            <chart:data-point chart:repeated="4"/>
          </chart:series>
          <chart:series chart:style-name="ch15" chart:values-cell-range-address="2D.H2:2D.H5" loext:label-string="&quot;N=64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2D.A20:2D.A23</svg:desc>
                </draw:g>
              </table:table-cell>
              <table:table-cell office:value-type="float" office:value="10.927">
                <text:p>10.927</text:p>
                <draw:g>
                  <svg:desc>2D.B2:2D.B5</svg:desc>
                </draw:g>
              </table:table-cell>
              <table:table-cell office:value-type="float" office:value="6.635">
                <text:p>6.635</text:p>
                <draw:g>
                  <svg:desc>2D.C2:2D.C5</svg:desc>
                </draw:g>
              </table:table-cell>
              <table:table-cell office:value-type="float" office:value="4.215">
                <text:p>4.215</text:p>
                <draw:g>
                  <svg:desc>2D.D2:2D.D5</svg:desc>
                </draw:g>
              </table:table-cell>
              <table:table-cell office:value-type="float" office:value="3.197">
                <text:p>3.197</text:p>
                <draw:g>
                  <svg:desc>2D.E2:2D.E5</svg:desc>
                </draw:g>
              </table:table-cell>
              <table:table-cell office:value-type="float" office:value="3.342">
                <text:p>3.342</text:p>
                <draw:g>
                  <svg:desc>2D.F2:2D.F5</svg:desc>
                </draw:g>
              </table:table-cell>
              <table:table-cell office:value-type="float" office:value="3.365">
                <text:p>3.365</text:p>
                <draw:g>
                  <svg:desc>2D.G2:2D.G5</svg:desc>
                </draw:g>
              </table:table-cell>
              <table:table-cell office:value-type="float" office:value="17.84">
                <text:p>17.84</text:p>
                <draw:g>
                  <svg:desc>2D.H2:2D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43.581">
                <text:p>43.581</text:p>
              </table:table-cell>
              <table:table-cell office:value-type="float" office:value="23.191">
                <text:p>23.191</text:p>
              </table:table-cell>
              <table:table-cell office:value-type="float" office:value="12.68">
                <text:p>12.68</text:p>
              </table:table-cell>
              <table:table-cell office:value-type="float" office:value="7.438">
                <text:p>7.438</text:p>
              </table:table-cell>
              <table:table-cell office:value-type="float" office:value="5.735">
                <text:p>5.735</text:p>
              </table:table-cell>
              <table:table-cell office:value-type="float" office:value="4.529">
                <text:p>4.529</text:p>
              </table:table-cell>
              <table:table-cell office:value-type="float" office:value="17.122">
                <text:p>17.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174.354">
                <text:p>174.354</text:p>
              </table:table-cell>
              <table:table-cell office:value-type="float" office:value="89.231">
                <text:p>89.231</text:p>
              </table:table-cell>
              <table:table-cell office:value-type="float" office:value="46.451">
                <text:p>46.451</text:p>
              </table:table-cell>
              <table:table-cell office:value-type="float" office:value="24.593">
                <text:p>24.593</text:p>
              </table:table-cell>
              <table:table-cell office:value-type="float" office:value="14.884">
                <text:p>14.884</text:p>
              </table:table-cell>
              <table:table-cell office:value-type="float" office:value="9.118">
                <text:p>9.118</text:p>
              </table:table-cell>
              <table:table-cell office:value-type="float" office:value="11.465">
                <text:p>11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714.765">
                <text:p>714.765</text:p>
              </table:table-cell>
              <table:table-cell office:value-type="float" office:value="366.571">
                <text:p>366.571</text:p>
              </table:table-cell>
              <table:table-cell office:value-type="float" office:value="188.441">
                <text:p>188.441</text:p>
              </table:table-cell>
              <table:table-cell office:value-type="float" office:value="98.249">
                <text:p>98.249</text:p>
              </table:table-cell>
              <table:table-cell office:value-type="float" office:value="52.039">
                <text:p>52.039</text:p>
              </table:table-cell>
              <table:table-cell office:value-type="float" office:value="26.693">
                <text:p>26.693</text:p>
              </table:table-cell>
              <table:table-cell office:value-type="float" office:value="17.098">
                <text:p>17.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4cm" svg:height="13.653cm" xlink:href=".." xlink:type="simple" chart:class="chart:scatter" chart:style-name="ch1">
        <chart:title svg:x="10.555cm" svg:y="0.409cm" chart:style-name="ch2">
          <text:p>2D heat stencil</text:p>
        </chart:title>
        <chart:legend chart:legend-position="end" svg:x="22.076cm" svg:y="5.033cm" style:legend-expansion="high" chart:style-name="ch3"/>
        <chart:plot-area chart:style-name="ch4" table:cell-range-address="2D.A20:2D.H23" chart:data-source-has-labels="row" svg:x="1.495cm" svg:y="1.461cm" svg:width="20.097cm" svg:height="10.938cm">
          <chartooo:coordinate-region svg:x="3.519cm" svg:y="1.66cm" svg:width="17.423cm" svg:height="10.092cm"/>
          <chart:axis chart:dimension="x" chart:name="primary-x" chart:style-name="ch5">
            <chart:title svg:x="9.726cm" svg:y="12.672cm" chart:style-name="ch6">
              <text:p>Problem Size [Arraysize]</text:p>
            </chart:title>
          </chart:axis>
          <chart:axis chart:dimension="y" chart:name="primary-y" chart:style-name="ch7">
            <chart:title svg:x="0.451cm" svg:y="8.575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2D.B20:2D.B23" loext:label-string="&quot;SEQ&quot;" chart:class="chart:scatter">
            <chart:domain table:cell-range-address="2D.A20:2D.A23"/>
            <chart:data-point chart:repeated="4"/>
          </chart:series>
          <chart:series chart:style-name="ch11" chart:values-cell-range-address="2D.C20:2D.C23" loext:label-string="&quot;N=2&quot;" chart:class="chart:scatter">
            <chart:data-point chart:repeated="4"/>
          </chart:series>
          <chart:series chart:style-name="ch12" chart:values-cell-range-address="2D.D20:2D.D23" loext:label-string="&quot;N=4&quot;" chart:class="chart:scatter">
            <chart:data-point chart:repeated="4"/>
          </chart:series>
          <chart:series chart:style-name="ch13" chart:values-cell-range-address="2D.E20:2D.E23" loext:label-string="&quot;N=8&quot;" chart:class="chart:scatter">
            <chart:data-point chart:repeated="4"/>
          </chart:series>
          <chart:series chart:style-name="ch14" chart:values-cell-range-address="2D.F20:2D.F23" loext:label-string="&quot;N=16&quot;" chart:class="chart:scatter">
            <chart:data-point chart:repeated="4"/>
          </chart:series>
          <chart:series chart:style-name="ch15" chart:values-cell-range-address="2D.G20:2D.G23" loext:label-string="&quot;N=32&quot;" chart:class="chart:scatter">
            <chart:data-point chart:repeated="4"/>
          </chart:series>
          <chart:series chart:style-name="ch16" chart:values-cell-range-address="2D.H20:2D.H23" loext:label-string="&quot;N=64&quot;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2D.A20:2D.A23</svg:desc>
                </draw:g>
              </table:table-cell>
              <table:table-cell office:value-type="float" office:value="7497.02571611604">
                <text:p>7497.02571611604</text:p>
                <draw:g>
                  <svg:desc>2D.B20:2D.B23</svg:desc>
                </draw:g>
              </table:table-cell>
              <table:table-cell office:value-type="float" office:value="12346.6465712133">
                <text:p>12346.6465712133</text:p>
                <draw:g>
                  <svg:desc>2D.C20:2D.C23</svg:desc>
                </draw:g>
              </table:table-cell>
              <table:table-cell office:value-type="float" office:value="19435.349940688">
                <text:p>19435.349940688</text:p>
                <draw:g>
                  <svg:desc>2D.D20:2D.D23</svg:desc>
                </draw:g>
              </table:table-cell>
              <table:table-cell office:value-type="float" office:value="25624.0225211135">
                <text:p>25624.0225211135</text:p>
                <draw:g>
                  <svg:desc>2D.E20:2D.E23</svg:desc>
                </draw:g>
              </table:table-cell>
              <table:table-cell office:value-type="float" office:value="24512.2681029324">
                <text:p>24512.2681029324</text:p>
                <draw:g>
                  <svg:desc>2D.F20:2D.F23</svg:desc>
                </draw:g>
              </table:table-cell>
              <table:table-cell office:value-type="float" office:value="24344.7251114413">
                <text:p>24344.7251114413</text:p>
                <draw:g>
                  <svg:desc>2D.G20:2D.G23</svg:desc>
                </draw:g>
              </table:table-cell>
              <table:table-cell office:value-type="float" office:value="4591.92825112108">
                <text:p>4591.92825112108</text:p>
                <draw:g>
                  <svg:desc>2D.H20:2D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7518.87290332943">
                <text:p>7518.87290332943</text:p>
              </table:table-cell>
              <table:table-cell office:value-type="float" office:value="14129.6192488465">
                <text:p>14129.6192488465</text:p>
              </table:table-cell>
              <table:table-cell office:value-type="float" office:value="25842.2712933754">
                <text:p>25842.2712933754</text:p>
              </table:table-cell>
              <table:table-cell office:value-type="float" office:value="44054.8534552299">
                <text:p>44054.8534552299</text:p>
              </table:table-cell>
              <table:table-cell office:value-type="float" office:value="57136.8788142982">
                <text:p>57136.8788142982</text:p>
              </table:table-cell>
              <table:table-cell office:value-type="float" office:value="72351.5124751601">
                <text:p>72351.5124751601</text:p>
              </table:table-cell>
              <table:table-cell office:value-type="float" office:value="19137.9511739283">
                <text:p>19137.9511739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7517.5791779942">
                <text:p>7517.5791779942</text:p>
              </table:table-cell>
              <table:table-cell office:value-type="float" office:value="14689.0654593135">
                <text:p>14689.0654593135</text:p>
              </table:table-cell>
              <table:table-cell office:value-type="float" office:value="28217.2611999742">
                <text:p>28217.2611999742</text:p>
              </table:table-cell>
              <table:table-cell office:value-type="float" office:value="53296.4664742">
                <text:p>53296.4664742</text:p>
              </table:table-cell>
              <table:table-cell office:value-type="float" office:value="88062.3488309594">
                <text:p>88062.3488309594</text:p>
              </table:table-cell>
              <table:table-cell office:value-type="float" office:value="143750.822548805">
                <text:p>143750.822548805</text:p>
              </table:table-cell>
              <table:table-cell office:value-type="float" office:value="114323.593545573">
                <text:p>114323.593545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7335.11014109533">
                <text:p>7335.11014109533</text:p>
              </table:table-cell>
              <table:table-cell office:value-type="float" office:value="14302.4952874068">
                <text:p>14302.4952874068</text:p>
              </table:table-cell>
              <table:table-cell office:value-type="float" office:value="27822.395338594">
                <text:p>27822.395338594</text:p>
              </table:table-cell>
              <table:table-cell office:value-type="float" office:value="53363.1894472208">
                <text:p>53363.1894472208</text:p>
              </table:table-cell>
              <table:table-cell office:value-type="float" office:value="100749.05359442">
                <text:p>100749.05359442</text:p>
              </table:table-cell>
              <table:table-cell office:value-type="float" office:value="196414.04113438">
                <text:p>196414.04113438</text:p>
              </table:table-cell>
              <table:table-cell office:value-type="float" office:value="306637.033571178">
                <text:p>306637.033571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9cm" svg:height="13.734cm" xlink:href=".." xlink:type="simple" chart:class="chart:scatter" chart:style-name="ch1">
        <chart:title svg:x="11.63cm" svg:y="0.41cm" chart:style-name="ch2">
          <text:p>3D heat stencil</text:p>
        </chart:title>
        <chart:legend chart:legend-position="end" svg:x="24.226cm" svg:y="5.074cm" style:legend-expansion="high" chart:style-name="ch3"/>
        <chart:plot-area chart:style-name="ch4" table:cell-range-address="3D.A20:3D.A23 3D.B2:3D.H5" chart:data-source-has-labels="row" svg:x="1.538cm" svg:y="1.463cm" svg:width="22.161cm" svg:height="11.016cm">
          <chartooo:coordinate-region svg:x="2.345cm" svg:y="1.662cm" svg:width="20.519cm" svg:height="10.17cm"/>
          <chart:axis chart:dimension="x" chart:name="primary-x" chart:style-name="ch5">
            <chart:title svg:x="10.801cm" svg:y="12.753cm" chart:style-name="ch6">
              <text:p>Problem Size [Arraysize]</text:p>
            </chart:title>
          </chart:axis>
          <chart:axis chart:dimension="y" chart:name="primary-y" chart:style-name="ch5">
            <chart:title svg:x="0.451cm" svg:y="7.584cm" chart:style-name="ch7">
              <text:p>Time [s]</text:p>
            </chart:title>
            <chart:grid chart:style-name="ch8" chart:class="major"/>
          </chart:axis>
          <chart:series chart:style-name="ch9" chart:values-cell-range-address="3D.B2:3D.B5" loext:label-string="&quot;SEQ&quot;" chart:class="chart:scatter">
            <chart:domain table:cell-range-address="3D.A20:3D.A23"/>
            <chart:data-point chart:repeated="4"/>
          </chart:series>
          <chart:series chart:style-name="ch10" chart:values-cell-range-address="3D.C2:3D.C5" loext:label-string="&quot;N=2&quot;" chart:class="chart:scatter">
            <chart:data-point chart:repeated="4"/>
          </chart:series>
          <chart:series chart:style-name="ch11" chart:values-cell-range-address="3D.D2:3D.D5" loext:label-string="&quot;N=4&quot;" chart:class="chart:scatter">
            <chart:data-point chart:repeated="4"/>
          </chart:series>
          <chart:series chart:style-name="ch12" chart:values-cell-range-address="3D.E2:3D.E5" loext:label-string="&quot;N=8&quot;" chart:class="chart:scatter">
            <chart:data-point chart:repeated="4"/>
          </chart:series>
          <chart:series chart:style-name="ch13" chart:values-cell-range-address="3D.F2:3D.F5" loext:label-string="&quot;N=16&quot;" chart:class="chart:scatter">
            <chart:data-point chart:repeated="4"/>
          </chart:series>
          <chart:series chart:style-name="ch14" chart:values-cell-range-address="3D.G2:3D.G5" loext:label-string="&quot;N=32&quot;" chart:class="chart:scatter">
            <chart:data-point chart:repeated="4"/>
          </chart:series>
          <chart:series chart:style-name="ch15" chart:values-cell-range-address="3D.H2:3D.H5" loext:label-string="&quot;N=64&quot;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3D.A20:3D.A23</svg:desc>
                </draw:g>
              </table:table-cell>
              <table:table-cell office:value-type="float" office:value="2.347">
                <text:p>2.347</text:p>
                <draw:g>
                  <svg:desc>3D.B2:3D.B5</svg:desc>
                </draw:g>
              </table:table-cell>
              <table:table-cell office:value-type="float" office:value="2.553">
                <text:p>2.553</text:p>
                <draw:g>
                  <svg:desc>3D.C2:3D.C5</svg:desc>
                </draw:g>
              </table:table-cell>
              <table:table-cell office:value-type="float" office:value="3.338">
                <text:p>3.338</text:p>
                <draw:g>
                  <svg:desc>3D.D2:3D.D5</svg:desc>
                </draw:g>
              </table:table-cell>
              <table:table-cell office:value-type="float" office:value="2.919">
                <text:p>2.919</text:p>
                <draw:g>
                  <svg:desc>3D.E2:3D.E5</svg:desc>
                </draw:g>
              </table:table-cell>
              <table:table-cell office:value-type="float" office:value="5.693">
                <text:p>5.693</text:p>
                <draw:g>
                  <svg:desc>3D.F2:3D.F5</svg:desc>
                </draw:g>
              </table:table-cell>
              <table:table-cell office:value-type="float" office:value="47.327">
                <text:p>47.327</text:p>
                <draw:g>
                  <svg:desc>3D.G2:3D.G5</svg:desc>
                </draw:g>
              </table:table-cell>
              <table:table-cell office:value-type="float" office:value="45.934">
                <text:p>45.934</text:p>
                <draw:g>
                  <svg:desc>3D.H2:3D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25.403">
                <text:p>25.403</text:p>
              </table:table-cell>
              <table:table-cell office:value-type="float" office:value="16.162">
                <text:p>16.162</text:p>
              </table:table-cell>
              <table:table-cell office:value-type="float" office:value="12.049">
                <text:p>12.049</text:p>
              </table:table-cell>
              <table:table-cell office:value-type="float" office:value="7.501">
                <text:p>7.501</text:p>
              </table:table-cell>
              <table:table-cell office:value-type="float" office:value="10.57">
                <text:p>10.57</text:p>
              </table:table-cell>
              <table:table-cell office:value-type="float" office:value="56.596">
                <text:p>56.596</text:p>
              </table:table-cell>
              <table:table-cell office:value-type="float" office:value="64.378">
                <text:p>64.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204.396">
                <text:p>204.396</text:p>
              </table:table-cell>
              <table:table-cell office:value-type="float" office:value="119.287">
                <text:p>119.287</text:p>
              </table:table-cell>
              <table:table-cell office:value-type="float" office:value="66.2">
                <text:p>66.2</text:p>
              </table:table-cell>
              <table:table-cell office:value-type="float" office:value="37.503">
                <text:p>37.503</text:p>
              </table:table-cell>
              <table:table-cell office:value-type="float" office:value="31.489">
                <text:p>31.489</text:p>
              </table:table-cell>
              <table:table-cell office:value-type="float" office:value="55.897">
                <text:p>55.897</text:p>
              </table:table-cell>
              <table:table-cell office:value-type="float" office:value="81.194">
                <text:p>81.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699.752">
                <text:p>1699.752</text:p>
              </table:table-cell>
              <table:table-cell office:value-type="float" office:value="909.276">
                <text:p>909.276</text:p>
              </table:table-cell>
              <table:table-cell office:value-type="float" office:value="870.501">
                <text:p>870.501</text:p>
              </table:table-cell>
              <table:table-cell office:value-type="float" office:value="745.537">
                <text:p>745.537</text:p>
              </table:table-cell>
              <table:table-cell office:value-type="float" office:value="388.653">
                <text:p>388.653</text:p>
              </table:table-cell>
              <table:table-cell office:value-type="float" office:value="332.281">
                <text:p>332.281</text:p>
              </table:table-cell>
              <table:table-cell office:value-type="float" office:value="127.658">
                <text:p>127.6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32cm" svg:height="12.167cm" xlink:href=".." xlink:type="simple" chart:class="chart:scatter" chart:style-name="ch1">
        <chart:title svg:x="11.451cm" svg:y="0.379cm" chart:style-name="ch2">
          <text:p>3D heat stencil</text:p>
        </chart:title>
        <chart:legend chart:legend-position="end" svg:x="23.868cm" svg:y="4.29cm" style:legend-expansion="high" chart:style-name="ch3"/>
        <chart:plot-area chart:style-name="ch4" table:cell-range-address="3D.A20:3D.H23" chart:data-source-has-labels="row" svg:x="1.531cm" svg:y="1.401cm" svg:width="21.817cm" svg:height="9.542cm">
          <chartooo:coordinate-region svg:x="3.37cm" svg:y="1.6cm" svg:width="19.143cm" svg:height="8.696cm"/>
          <chart:axis chart:dimension="x" chart:name="primary-x" chart:style-name="ch5">
            <chart:title svg:x="10.622cm" svg:y="11.186cm" chart:style-name="ch6">
              <text:p>Problem Size [Arraysize]</text:p>
            </chart:title>
          </chart:axis>
          <chart:axis chart:dimension="y" chart:name="primary-y" chart:style-name="ch7">
            <chart:title svg:x="0.451cm" svg:y="7.817cm" chart:style-name="ch8">
              <text:p>Throughput [FLOPS/s]</text:p>
            </chart:title>
            <chart:grid chart:style-name="ch9" chart:class="major"/>
          </chart:axis>
          <chart:series chart:style-name="ch10" chart:values-cell-range-address="3D.B20:3D.B23" loext:label-string="&quot;SEQ&quot;" chart:class="chart:scatter">
            <chart:domain table:cell-range-address="3D.A20:3D.A23"/>
            <chart:data-point chart:repeated="4"/>
          </chart:series>
          <chart:series chart:style-name="ch11" chart:values-cell-range-address="3D.C20:3D.C23" loext:label-string="&quot;N=2&quot;" chart:class="chart:scatter">
            <chart:data-point chart:repeated="4"/>
          </chart:series>
          <chart:series chart:style-name="ch12" chart:values-cell-range-address="3D.D20:3D.D23" loext:label-string="&quot;N=4&quot;" chart:class="chart:scatter">
            <chart:data-point chart:repeated="4"/>
          </chart:series>
          <chart:series chart:style-name="ch13" chart:values-cell-range-address="3D.E20:3D.E23" loext:label-string="&quot;N=8&quot;" chart:class="chart:scatter">
            <chart:data-point chart:repeated="4"/>
          </chart:series>
          <chart:series chart:style-name="ch14" chart:values-cell-range-address="3D.F20:3D.F23" loext:label-string="&quot;N=16&quot;" chart:class="chart:scatter">
            <chart:data-point chart:repeated="4"/>
          </chart:series>
          <chart:series chart:style-name="ch15" chart:values-cell-range-address="3D.G20:3D.G23" loext:label-string="&quot;N=32&quot;" chart:class="chart:scatter">
            <chart:data-point chart:repeated="4"/>
          </chart:series>
          <chart:series chart:style-name="ch16" chart:values-cell-range-address="3D.H20:3D.H23" loext:label-string="&quot;N=64&quot;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</table:table-cell>
              <table:table-cell office:value-type="string">
                <text:p>N=2</text:p>
              </table:table-cell>
              <table:table-cell office:value-type="string">
                <text:p>N=4</text:p>
              </table:table-cell>
              <table:table-cell office:value-type="string">
                <text:p>N=8</text:p>
              </table:table-cell>
              <table:table-cell office:value-type="string">
                <text:p>N=16</text:p>
              </table:table-cell>
              <table:table-cell office:value-type="string">
                <text:p>N=32</text:p>
              </table:table-cell>
              <table:table-cell office:value-type="string">
                <text:p>N=6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3D.A20:3D.A23</svg:desc>
                </draw:g>
              </table:table-cell>
              <table:table-cell office:value-type="float" office:value="12216.4465274819">
                <text:p>12216.4465274819</text:p>
                <draw:g>
                  <svg:desc>3D.B20:3D.B23</svg:desc>
                </draw:g>
              </table:table-cell>
              <table:table-cell office:value-type="float" office:value="11230.7089698394">
                <text:p>11230.7089698394</text:p>
                <draw:g>
                  <svg:desc>3D.C20:3D.C23</svg:desc>
                </draw:g>
              </table:table-cell>
              <table:table-cell office:value-type="float" office:value="8589.57459556621">
                <text:p>8589.57459556621</text:p>
                <draw:g>
                  <svg:desc>3D.D20:3D.D23</svg:desc>
                </draw:g>
              </table:table-cell>
              <table:table-cell office:value-type="float" office:value="9822.54196642686">
                <text:p>9822.54196642686</text:p>
                <draw:g>
                  <svg:desc>3D.E20:3D.E23</svg:desc>
                </draw:g>
              </table:table-cell>
              <table:table-cell office:value-type="float" office:value="5036.36044264887">
                <text:p>5036.36044264887</text:p>
                <draw:g>
                  <svg:desc>3D.F20:3D.F23</svg:desc>
                </draw:g>
              </table:table-cell>
              <table:table-cell office:value-type="float" office:value="605.827540304689">
                <text:p>605.827540304689</text:p>
                <draw:g>
                  <svg:desc>3D.G20:3D.G23</svg:desc>
                </draw:g>
              </table:table-cell>
              <table:table-cell office:value-type="float" office:value="624.199939042975">
                <text:p>624.199939042975</text:p>
                <draw:g>
                  <svg:desc>3D.H20:3D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9029.48470653073">
                <text:p>9029.48470653073</text:p>
              </table:table-cell>
              <table:table-cell office:value-type="float" office:value="14192.3029328053">
                <text:p>14192.3029328053</text:p>
              </table:table-cell>
              <table:table-cell office:value-type="float" office:value="19036.9325255208">
                <text:p>19036.9325255208</text:p>
              </table:table-cell>
              <table:table-cell office:value-type="float" office:value="30579.3894147447">
                <text:p>30579.3894147447</text:p>
              </table:table-cell>
              <table:table-cell office:value-type="float" office:value="21700.6622516556">
                <text:p>21700.6622516556</text:p>
              </table:table-cell>
              <table:table-cell office:value-type="float" office:value="4052.86592692063">
                <text:p>4052.86592692063</text:p>
              </table:table-cell>
              <table:table-cell office:value-type="float" office:value="3562.95628941564">
                <text:p>3562.9562894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8977.70993561518">
                <text:p>8977.70993561518</text:p>
              </table:table-cell>
              <table:table-cell office:value-type="float" office:value="15383.1347925591">
                <text:p>15383.1347925591</text:p>
              </table:table-cell>
              <table:table-cell office:value-type="float" office:value="27719.1540785498">
                <text:p>27719.1540785498</text:p>
              </table:table-cell>
              <table:table-cell office:value-type="float" office:value="48929.632296083">
                <text:p>48929.632296083</text:p>
              </table:table-cell>
              <table:table-cell office:value-type="float" office:value="58274.5720727873">
                <text:p>58274.5720727873</text:p>
              </table:table-cell>
              <table:table-cell office:value-type="float" office:value="32828.3807717767">
                <text:p>32828.3807717767</text:p>
              </table:table-cell>
              <table:table-cell office:value-type="float" office:value="22600.2906618716">
                <text:p>22600.2906618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636.59169102316">
                <text:p>8636.59169102316</text:p>
              </table:table-cell>
              <table:table-cell office:value-type="float" office:value="16144.7833221156">
                <text:p>16144.7833221156</text:p>
              </table:table-cell>
              <table:table-cell office:value-type="float" office:value="16863.9254865876">
                <text:p>16863.9254865876</text:p>
              </table:table-cell>
              <table:table-cell office:value-type="float" office:value="19690.590809041">
                <text:p>19690.590809041</text:p>
              </table:table-cell>
              <table:table-cell office:value-type="float" office:value="37771.6472020028">
                <text:p>37771.6472020028</text:p>
              </table:table-cell>
              <table:table-cell office:value-type="float" office:value="44179.66720938">
                <text:p>44179.66720938</text:p>
              </table:table-cell>
              <table:table-cell office:value-type="float" office:value="114995.252941453">
                <text:p>114995.252941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